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1681in"/>
    </style:style>
    <style:style style:name="co2" style:family="table-column">
      <style:table-column-properties fo:break-before="auto" style:column-width="0.1673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391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1.6874in"/>
    </style:style>
    <style:style style:name="co11" style:family="table-column">
      <style:table-column-properties fo:break-before="auto" style:column-width="0.4598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3098in"/>
    </style:style>
    <style:style style:name="co14" style:family="table-column">
      <style:table-column-properties fo:break-before="auto" style:column-width="2.3972in"/>
    </style:style>
    <style:style style:name="co15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Logo.B2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  <style:map style:condition="cell-content()=&quot;x&quot;" style:apply-style-name="Tetris" style:base-cell-address="Logo.B2"/>
    </style:style>
    <style:style style:name="ce30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Logo.B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8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Logo.B2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41" style:family="table-cell" style:parent-style-name="Default">
      <style:table-cell-properties fo:border-bottom="none" fo:border-left="none" fo:border-right="none" fo:border-top="0.74pt solid #000000"/>
      <style:map style:condition="cell-content()=&quot;x&quot;" style:apply-style-name="Tetris" style:base-cell-address="Logo.B2"/>
    </style:style>
    <style:style style:name="ce31" style:family="table-cell" style:parent-style-name="Default">
      <style:map style:condition="cell-content()=&quot;x&quot;" style:apply-style-name="Tetris" style:base-cell-address="Logo.B2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  <style:map style:condition="cell-content()=&quot;x&quot;" style:apply-style-name="Tetris" style:base-cell-address="Logo.B2"/>
    </style:style>
    <style:style style:name="ce46" style:family="table-cell" style:parent-style-name="Default">
      <style:table-cell-properties fo:border-bottom="none" fo:border-left="none" fo:border-right="0.74pt solid #000000" fo:border-top="none"/>
      <style:map style:condition="cell-content()=&quot;x&quot;" style:apply-style-name="Tetris" style:base-cell-address="Logo.B2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Logo.B2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65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Sheet1.B2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5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Sheet1.B2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Sheet1.B2"/>
    </style:style>
    <style:style style:name="ce80" style:family="table-cell" style:parent-style-name="Default">
      <style:map style:condition="cell-content()=&quot;x&quot;" style:apply-style-name="Tetris" style:base-cell-address="Sheet1.B2"/>
    </style:style>
    <style:style style:name="ce8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83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Sheet1.B2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7bc65" fo:border="0.74pt solid #000000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x&quot;" style:apply-style-name="Tetris" style:base-cell-address="'3 Matrixes'.B2"/>
    </style:style>
    <style:style style:name="ce9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map style:condition="cell-content()=&quot;x&quot;" style:apply-style-name="Tetris" style:base-cell-address="'3 Matrixes'.B2"/>
    </style:style>
  </office:automatic-styles>
  <office:body>
    <office:spreadsheet>
      <table:calculation-settings table:automatic-find-labels="false" table:use-regular-expressions="false" table:use-wildcards="true"/>
      <table:table table:name="Logo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4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3" table:default-cell-style-name="Default"/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8" table:number-columns-repeated="4"/>
          <table:table-cell table:style-name="ce2"/>
          <table:table-cell table:style-name="ce8" table:number-columns-repeated="2"/>
          <table:table-cell table:style-name="ce11"/>
          <table:table-cell/>
          <table:table-cell table:style-name="Default"/>
          <table:table-cell table:formula="of:=DEC2HEX(IF([.B2]=&quot;x&quot;;2^7;0)+IF([.C2]=&quot;x&quot;;2^6;0)+IF([.D2]=&quot;x&quot;;2^5;0)+IF([.E2]=&quot;x&quot;;2^4;0)+IF([.F2]=&quot;x&quot;;2^3;0)+IF([.G2]=&quot;x&quot;;2^2;0)+IF([.H2]=&quot;x&quot;;2^1;0)+IF([.I2]=&quot;x&quot;;2^0;0))" office:value-type="string" office:string-value="0" calcext:value-type="string">
            <text:p>0</text:p>
          </table:table-cell>
          <table:table-cell table:formula="of:=DEC2HEX(IF([.J2]=&quot;x&quot;;2^7;0)+IF([.K2]=&quot;x&quot;;2^6;0)+IF([.L2]=&quot;x&quot;;2^5;0)+IF([.M2]=&quot;x&quot;;2^4;0)+IF([.N2]=&quot;x&quot;;2^3;0)+IF([.O2]=&quot;x&quot;;2^2;0)+IF([.P2]=&quot;x&quot;;2^1;0)+IF([.Q2]=&quot;x&quot;;2^0;0))" office:value-type="string" office:string-value="0" calcext:value-type="string">
            <text:p>0</text:p>
          </table:table-cell>
          <table:table-cell table:style-name="ce14"/>
          <table:table-cell table:formula="of:=IF(HEX2DEC([.T2])&lt;16;COM.MICROSOFT.CONCAT(&quot;0&quot;;[.T2]);[.T2])" office:value-type="string" office:string-value="00" calcext:value-type="string">
            <text:p>00</text:p>
          </table:table-cell>
          <table:table-cell table:formula="of:=IF(HEX2DEC([.U2])&lt;16;COM.MICROSOFT.CONCAT(&quot;0&quot;;[.U2]);[.U2])" office:value-type="string" office:string-value="00" calcext:value-type="string">
            <text:p>00</text:p>
          </table:table-cell>
          <table:table-cell table:style-name="ce18"/>
          <table:table-cell table:formula="of:=COM.MICROSOFT.CONCAT(&quot;DW 0x&quot;;[.W2];[.X2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style-name="Default"/>
          <table:table-cell table:formula="of:=DEC2HEX(IF([.B3]=&quot;x&quot;;2^7;0)+IF([.C3]=&quot;x&quot;;2^6;0)+IF([.D3]=&quot;x&quot;;2^5;0)+IF([.E3]=&quot;x&quot;;2^4;0)+IF([.F3]=&quot;x&quot;;2^3;0)+IF([.G3]=&quot;x&quot;;2^2;0)+IF([.H3]=&quot;x&quot;;2^1;0)+IF([.I3]=&quot;x&quot;;2^0;0))" office:value-type="string" office:string-value="7E" calcext:value-type="string">
            <text:p>7E</text:p>
          </table:table-cell>
          <table:table-cell table:formula="of:=DEC2HEX(IF([.J3]=&quot;x&quot;;2^7;0)+IF([.K3]=&quot;x&quot;;2^6;0)+IF([.L3]=&quot;x&quot;;2^5;0)+IF([.M3]=&quot;x&quot;;2^4;0)+IF([.N3]=&quot;x&quot;;2^3;0)+IF([.O3]=&quot;x&quot;;2^2;0)+IF([.P3]=&quot;x&quot;;2^1;0)+IF([.Q3]=&quot;x&quot;;2^0;0))" office:value-type="string" office:string-value="7C" calcext:value-type="string">
            <text:p>7C</text:p>
          </table:table-cell>
          <table:table-cell/>
          <table:table-cell table:formula="of:=IF(HEX2DEC([.T3])&lt;16;COM.MICROSOFT.CONCAT(&quot;0&quot;;[.T3]);[.T3])" office:value-type="string" office:string-value="7E" calcext:value-type="string">
            <text:p>7E</text:p>
          </table:table-cell>
          <table:table-cell table:formula="of:=IF(HEX2DEC([.U3])&lt;16;COM.MICROSOFT.CONCAT(&quot;0&quot;;[.U3]);[.U3])" office:value-type="string" office:string-value="7C" calcext:value-type="string">
            <text:p>7C</text:p>
          </table:table-cell>
          <table:table-cell/>
          <table:table-cell table:formula="of:=COM.MICROSOFT.CONCAT(&quot;DW 0x&quot;;[.W3];[.X3])" office:value-type="string" office:string-value="DW 0x7E7C" calcext:value-type="string">
            <text:p>DW 0x7E7C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4]=&quot;x&quot;;2^7;0)+IF([.C4]=&quot;x&quot;;2^6;0)+IF([.D4]=&quot;x&quot;;2^5;0)+IF([.E4]=&quot;x&quot;;2^4;0)+IF([.F4]=&quot;x&quot;;2^3;0)+IF([.G4]=&quot;x&quot;;2^2;0)+IF([.H4]=&quot;x&quot;;2^1;0)+IF([.I4]=&quot;x&quot;;2^0;0))" office:value-type="string" office:string-value="18" calcext:value-type="string">
            <text:p>18</text:p>
          </table:table-cell>
          <table:table-cell table:formula="of:=DEC2HEX(IF([.J4]=&quot;x&quot;;2^7;0)+IF([.K4]=&quot;x&quot;;2^6;0)+IF([.L4]=&quot;x&quot;;2^5;0)+IF([.M4]=&quot;x&quot;;2^4;0)+IF([.N4]=&quot;x&quot;;2^3;0)+IF([.O4]=&quot;x&quot;;2^2;0)+IF([.P4]=&quot;x&quot;;2^1;0)+IF([.Q4]=&quot;x&quot;;2^0;0))" office:value-type="string" office:string-value="40" calcext:value-type="string">
            <text:p>40</text:p>
          </table:table-cell>
          <table:table-cell table:style-name="ce14"/>
          <table:table-cell table:formula="of:=IF(HEX2DEC([.T4])&lt;16;COM.MICROSOFT.CONCAT(&quot;0&quot;;[.T4]);[.T4])" office:value-type="string" office:string-value="18" calcext:value-type="string">
            <text:p>18</text:p>
          </table:table-cell>
          <table:table-cell table:formula="of:=IF(HEX2DEC([.U4])&lt;16;COM.MICROSOFT.CONCAT(&quot;0&quot;;[.U4]);[.U4])" office:value-type="string" office:string-value="40" calcext:value-type="string">
            <text:p>40</text:p>
          </table:table-cell>
          <table:table-cell/>
          <table:table-cell table:formula="of:=COM.MICROSOFT.CONCAT(&quot;DW 0x&quot;;[.W4];[.X4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5]=&quot;x&quot;;2^7;0)+IF([.C5]=&quot;x&quot;;2^6;0)+IF([.D5]=&quot;x&quot;;2^5;0)+IF([.E5]=&quot;x&quot;;2^4;0)+IF([.F5]=&quot;x&quot;;2^3;0)+IF([.G5]=&quot;x&quot;;2^2;0)+IF([.H5]=&quot;x&quot;;2^1;0)+IF([.I5]=&quot;x&quot;;2^0;0))" office:value-type="string" office:string-value="18" calcext:value-type="string">
            <text:p>18</text:p>
          </table:table-cell>
          <table:table-cell table:formula="of:=DEC2HEX(IF([.J5]=&quot;x&quot;;2^7;0)+IF([.K5]=&quot;x&quot;;2^6;0)+IF([.L5]=&quot;x&quot;;2^5;0)+IF([.M5]=&quot;x&quot;;2^4;0)+IF([.N5]=&quot;x&quot;;2^3;0)+IF([.O5]=&quot;x&quot;;2^2;0)+IF([.P5]=&quot;x&quot;;2^1;0)+IF([.Q5]=&quot;x&quot;;2^0;0))" office:value-type="string" office:string-value="40" calcext:value-type="string">
            <text:p>40</text:p>
          </table:table-cell>
          <table:table-cell/>
          <table:table-cell table:formula="of:=IF(HEX2DEC([.T5])&lt;16;COM.MICROSOFT.CONCAT(&quot;0&quot;;[.T5]);[.T5])" office:value-type="string" office:string-value="18" calcext:value-type="string">
            <text:p>18</text:p>
          </table:table-cell>
          <table:table-cell table:formula="of:=IF(HEX2DEC([.U5])&lt;16;COM.MICROSOFT.CONCAT(&quot;0&quot;;[.U5]);[.U5])" office:value-type="string" office:string-value="40" calcext:value-type="string">
            <text:p>40</text:p>
          </table:table-cell>
          <table:table-cell/>
          <table:table-cell table:formula="of:=COM.MICROSOFT.CONCAT(&quot;DW 0x&quot;;[.W5];[.X5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number-columns-repeated="2"/>
          <table:table-cell table:formula="of:=DEC2HEX(IF([.B6]=&quot;x&quot;;2^7;0)+IF([.C6]=&quot;x&quot;;2^6;0)+IF([.D6]=&quot;x&quot;;2^5;0)+IF([.E6]=&quot;x&quot;;2^4;0)+IF([.F6]=&quot;x&quot;;2^3;0)+IF([.G6]=&quot;x&quot;;2^2;0)+IF([.H6]=&quot;x&quot;;2^1;0)+IF([.I6]=&quot;x&quot;;2^0;0))" office:value-type="string" office:string-value="18" calcext:value-type="string">
            <text:p>18</text:p>
          </table:table-cell>
          <table:table-cell table:formula="of:=DEC2HEX(IF([.J6]=&quot;x&quot;;2^7;0)+IF([.K6]=&quot;x&quot;;2^6;0)+IF([.L6]=&quot;x&quot;;2^5;0)+IF([.M6]=&quot;x&quot;;2^4;0)+IF([.N6]=&quot;x&quot;;2^3;0)+IF([.O6]=&quot;x&quot;;2^2;0)+IF([.P6]=&quot;x&quot;;2^1;0)+IF([.Q6]=&quot;x&quot;;2^0;0))" office:value-type="string" office:string-value="78" calcext:value-type="string">
            <text:p>78</text:p>
          </table:table-cell>
          <table:table-cell/>
          <table:table-cell table:formula="of:=IF(HEX2DEC([.T6])&lt;16;COM.MICROSOFT.CONCAT(&quot;0&quot;;[.T6]);[.T6])" office:value-type="string" office:string-value="18" calcext:value-type="string">
            <text:p>18</text:p>
          </table:table-cell>
          <table:table-cell table:formula="of:=IF(HEX2DEC([.U6])&lt;16;COM.MICROSOFT.CONCAT(&quot;0&quot;;[.U6]);[.U6])" office:value-type="string" office:string-value="78" calcext:value-type="string">
            <text:p>78</text:p>
          </table:table-cell>
          <table:table-cell/>
          <table:table-cell table:formula="of:=COM.MICROSOFT.CONCAT(&quot;DW 0x&quot;;[.W6];[.X6])" office:value-type="string" office:string-value="DW 0x1878" calcext:value-type="string">
            <text:p>DW 0x187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7]=&quot;x&quot;;2^7;0)+IF([.C7]=&quot;x&quot;;2^6;0)+IF([.D7]=&quot;x&quot;;2^5;0)+IF([.E7]=&quot;x&quot;;2^4;0)+IF([.F7]=&quot;x&quot;;2^3;0)+IF([.G7]=&quot;x&quot;;2^2;0)+IF([.H7]=&quot;x&quot;;2^1;0)+IF([.I7]=&quot;x&quot;;2^0;0))" office:value-type="string" office:string-value="18" calcext:value-type="string">
            <text:p>18</text:p>
          </table:table-cell>
          <table:table-cell table:formula="of:=DEC2HEX(IF([.J7]=&quot;x&quot;;2^7;0)+IF([.K7]=&quot;x&quot;;2^6;0)+IF([.L7]=&quot;x&quot;;2^5;0)+IF([.M7]=&quot;x&quot;;2^4;0)+IF([.N7]=&quot;x&quot;;2^3;0)+IF([.O7]=&quot;x&quot;;2^2;0)+IF([.P7]=&quot;x&quot;;2^1;0)+IF([.Q7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18" calcext:value-type="string">
            <text:p>18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/>
          <table:table-cell table:formula="of:=COM.MICROSOFT.CONCAT(&quot;DW 0x&quot;;[.W7];[.X7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8]=&quot;x&quot;;2^7;0)+IF([.C8]=&quot;x&quot;;2^6;0)+IF([.D8]=&quot;x&quot;;2^5;0)+IF([.E8]=&quot;x&quot;;2^4;0)+IF([.F8]=&quot;x&quot;;2^3;0)+IF([.G8]=&quot;x&quot;;2^2;0)+IF([.H8]=&quot;x&quot;;2^1;0)+IF([.I8]=&quot;x&quot;;2^0;0))" office:value-type="string" office:string-value="18" calcext:value-type="string">
            <text:p>18</text:p>
          </table:table-cell>
          <table:table-cell table:formula="of:=DEC2HEX(IF([.J8]=&quot;x&quot;;2^7;0)+IF([.K8]=&quot;x&quot;;2^6;0)+IF([.L8]=&quot;x&quot;;2^5;0)+IF([.M8]=&quot;x&quot;;2^4;0)+IF([.N8]=&quot;x&quot;;2^3;0)+IF([.O8]=&quot;x&quot;;2^2;0)+IF([.P8]=&quot;x&quot;;2^1;0)+IF([.Q8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18" calcext:value-type="string">
            <text:p>18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/>
          <table:table-cell table:formula="of:=COM.MICROSOFT.CONCAT(&quot;DW 0x&quot;;[.W8];[.X8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number-columns-repeated="2"/>
          <table:table-cell table:formula="of:=DEC2HEX(IF([.B9]=&quot;x&quot;;2^7;0)+IF([.C9]=&quot;x&quot;;2^6;0)+IF([.D9]=&quot;x&quot;;2^5;0)+IF([.E9]=&quot;x&quot;;2^4;0)+IF([.F9]=&quot;x&quot;;2^3;0)+IF([.G9]=&quot;x&quot;;2^2;0)+IF([.H9]=&quot;x&quot;;2^1;0)+IF([.I9]=&quot;x&quot;;2^0;0))" office:value-type="string" office:string-value="18" calcext:value-type="string">
            <text:p>18</text:p>
          </table:table-cell>
          <table:table-cell table:formula="of:=DEC2HEX(IF([.J9]=&quot;x&quot;;2^7;0)+IF([.K9]=&quot;x&quot;;2^6;0)+IF([.L9]=&quot;x&quot;;2^5;0)+IF([.M9]=&quot;x&quot;;2^4;0)+IF([.N9]=&quot;x&quot;;2^3;0)+IF([.O9]=&quot;x&quot;;2^2;0)+IF([.P9]=&quot;x&quot;;2^1;0)+IF([.Q9]=&quot;x&quot;;2^0;0))" office:value-type="string" office:string-value="7C" calcext:value-type="string">
            <text:p>7C</text:p>
          </table:table-cell>
          <table:table-cell/>
          <table:table-cell table:formula="of:=IF(HEX2DEC([.T9])&lt;16;COM.MICROSOFT.CONCAT(&quot;0&quot;;[.T9]);[.T9])" office:value-type="string" office:string-value="18" calcext:value-type="string">
            <text:p>18</text:p>
          </table:table-cell>
          <table:table-cell table:formula="of:=IF(HEX2DEC([.U9])&lt;16;COM.MICROSOFT.CONCAT(&quot;0&quot;;[.U9]);[.U9])" office:value-type="string" office:string-value="7C" calcext:value-type="string">
            <text:p>7C</text:p>
          </table:table-cell>
          <table:table-cell/>
          <table:table-cell table:formula="of:=COM.MICROSOFT.CONCAT(&quot;DW 0x&quot;;[.W9];[.X9])" office:value-type="string" office:string-value="DW 0x187C" calcext:value-type="string">
            <text:p>DW 0x187C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10"/>
          <table:table-cell table:formula="of:=DEC2HEX(IF([.B10]=&quot;x&quot;;2^7;0)+IF([.C10]=&quot;x&quot;;2^6;0)+IF([.D10]=&quot;x&quot;;2^5;0)+IF([.E10]=&quot;x&quot;;2^4;0)+IF([.F10]=&quot;x&quot;;2^3;0)+IF([.G10]=&quot;x&quot;;2^2;0)+IF([.H10]=&quot;x&quot;;2^1;0)+IF([.I10]=&quot;x&quot;;2^0;0))" office:value-type="string" office:string-value="0" calcext:value-type="string">
            <text:p>0</text:p>
          </table:table-cell>
          <table:table-cell table:formula="of:=DEC2HEX(IF([.J10]=&quot;x&quot;;2^7;0)+IF([.K10]=&quot;x&quot;;2^6;0)+IF([.L10]=&quot;x&quot;;2^5;0)+IF([.M10]=&quot;x&quot;;2^4;0)+IF([.N10]=&quot;x&quot;;2^3;0)+IF([.O10]=&quot;x&quot;;2^2;0)+IF([.P10]=&quot;x&quot;;2^1;0)+IF([.Q10]=&quot;x&quot;;2^0;0))" office:value-type="string" office:string-value="0" calcext:value-type="string">
            <text:p>0</text:p>
          </table:table-cell>
          <table:table-cell/>
          <table:table-cell table:formula="of:=IF(HEX2DEC([.T10])&lt;16;COM.MICROSOFT.CONCAT(&quot;0&quot;;[.T10]);[.T10])" office:value-type="string" office:string-value="00" calcext:value-type="string">
            <text:p>00</text:p>
          </table:table-cell>
          <table:table-cell table:formula="of:=IF(HEX2DEC([.U10])&lt;16;COM.MICROSOFT.CONCAT(&quot;0&quot;;[.U10]);[.U10])" office:value-type="string" office:string-value="00" calcext:value-type="string">
            <text:p>00</text:p>
          </table:table-cell>
          <table:table-cell/>
          <table:table-cell table:formula="of:=COM.MICROSOFT.CONCAT(&quot;DW 0x&quot;;[.W10];[.X10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formula="of:=DEC2HEX(IF([.B11]=&quot;x&quot;;2^7;0)+IF([.C11]=&quot;x&quot;;2^6;0)+IF([.D11]=&quot;x&quot;;2^5;0)+IF([.E11]=&quot;x&quot;;2^4;0)+IF([.F11]=&quot;x&quot;;2^3;0)+IF([.G11]=&quot;x&quot;;2^2;0)+IF([.H11]=&quot;x&quot;;2^1;0)+IF([.I11]=&quot;x&quot;;2^0;0))" office:value-type="string" office:string-value="7E" calcext:value-type="string">
            <text:p>7E</text:p>
          </table:table-cell>
          <table:table-cell table:formula="of:=DEC2HEX(IF([.J11]=&quot;x&quot;;2^7;0)+IF([.K11]=&quot;x&quot;;2^6;0)+IF([.L11]=&quot;x&quot;;2^5;0)+IF([.M11]=&quot;x&quot;;2^4;0)+IF([.N11]=&quot;x&quot;;2^3;0)+IF([.O11]=&quot;x&quot;;2^2;0)+IF([.P11]=&quot;x&quot;;2^1;0)+IF([.Q11]=&quot;x&quot;;2^0;0))" office:value-type="string" office:string-value="70" calcext:value-type="string">
            <text:p>70</text:p>
          </table:table-cell>
          <table:table-cell/>
          <table:table-cell table:formula="of:=IF(HEX2DEC([.T11])&lt;16;COM.MICROSOFT.CONCAT(&quot;0&quot;;[.T11]);[.T11])" office:value-type="string" office:string-value="7E" calcext:value-type="string">
            <text:p>7E</text:p>
          </table:table-cell>
          <table:table-cell table:formula="of:=IF(HEX2DEC([.U11])&lt;16;COM.MICROSOFT.CONCAT(&quot;0&quot;;[.U11]);[.U11])" office:value-type="string" office:string-value="70" calcext:value-type="string">
            <text:p>70</text:p>
          </table:table-cell>
          <table:table-cell/>
          <table:table-cell table:formula="of:=COM.MICROSOFT.CONCAT(&quot;DW 0x&quot;;[.W11];[.X11])" office:value-type="string" office:string-value="DW 0x7E70" calcext:value-type="string">
            <text:p>DW 0x7E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2]=&quot;x&quot;;2^7;0)+IF([.C12]=&quot;x&quot;;2^6;0)+IF([.D12]=&quot;x&quot;;2^5;0)+IF([.E12]=&quot;x&quot;;2^4;0)+IF([.F12]=&quot;x&quot;;2^3;0)+IF([.G12]=&quot;x&quot;;2^2;0)+IF([.H12]=&quot;x&quot;;2^1;0)+IF([.I12]=&quot;x&quot;;2^0;0))" office:value-type="string" office:string-value="18" calcext:value-type="string">
            <text:p>18</text:p>
          </table:table-cell>
          <table:table-cell table:formula="of:=DEC2HEX(IF([.J12]=&quot;x&quot;;2^7;0)+IF([.K12]=&quot;x&quot;;2^6;0)+IF([.L12]=&quot;x&quot;;2^5;0)+IF([.M12]=&quot;x&quot;;2^4;0)+IF([.N12]=&quot;x&quot;;2^3;0)+IF([.O12]=&quot;x&quot;;2^2;0)+IF([.P12]=&quot;x&quot;;2^1;0)+IF([.Q12]=&quot;x&quot;;2^0;0))" office:value-type="string" office:string-value="48" calcext:value-type="string">
            <text:p>48</text:p>
          </table:table-cell>
          <table:table-cell/>
          <table:table-cell table:formula="of:=IF(HEX2DEC([.T12])&lt;16;COM.MICROSOFT.CONCAT(&quot;0&quot;;[.T12]);[.T12])" office:value-type="string" office:string-value="18" calcext:value-type="string">
            <text:p>18</text:p>
          </table:table-cell>
          <table:table-cell table:formula="of:=IF(HEX2DEC([.U12])&lt;16;COM.MICROSOFT.CONCAT(&quot;0&quot;;[.U12]);[.U12])" office:value-type="string" office:string-value="48" calcext:value-type="string">
            <text:p>48</text:p>
          </table:table-cell>
          <table:table-cell/>
          <table:table-cell table:formula="of:=COM.MICROSOFT.CONCAT(&quot;DW 0x&quot;;[.W12];[.X12])" office:value-type="string" office:string-value="DW 0x1848" calcext:value-type="string">
            <text:p>DW 0x184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3]=&quot;x&quot;;2^7;0)+IF([.C13]=&quot;x&quot;;2^6;0)+IF([.D13]=&quot;x&quot;;2^5;0)+IF([.E13]=&quot;x&quot;;2^4;0)+IF([.F13]=&quot;x&quot;;2^3;0)+IF([.G13]=&quot;x&quot;;2^2;0)+IF([.H13]=&quot;x&quot;;2^1;0)+IF([.I13]=&quot;x&quot;;2^0;0))" office:value-type="string" office:string-value="18" calcext:value-type="string">
            <text:p>18</text:p>
          </table:table-cell>
          <table:table-cell table:formula="of:=DEC2HEX(IF([.J13]=&quot;x&quot;;2^7;0)+IF([.K13]=&quot;x&quot;;2^6;0)+IF([.L13]=&quot;x&quot;;2^5;0)+IF([.M13]=&quot;x&quot;;2^4;0)+IF([.N13]=&quot;x&quot;;2^3;0)+IF([.O13]=&quot;x&quot;;2^2;0)+IF([.P13]=&quot;x&quot;;2^1;0)+IF([.Q13]=&quot;x&quot;;2^0;0))" office:value-type="string" office:string-value="48" calcext:value-type="string">
            <text:p>48</text:p>
          </table:table-cell>
          <table:table-cell/>
          <table:table-cell table:formula="of:=IF(HEX2DEC([.T13])&lt;16;COM.MICROSOFT.CONCAT(&quot;0&quot;;[.T13]);[.T13])" office:value-type="string" office:string-value="18" calcext:value-type="string">
            <text:p>18</text:p>
          </table:table-cell>
          <table:table-cell table:formula="of:=IF(HEX2DEC([.U13])&lt;16;COM.MICROSOFT.CONCAT(&quot;0&quot;;[.U13]);[.U13])" office:value-type="string" office:string-value="48" calcext:value-type="string">
            <text:p>48</text:p>
          </table:table-cell>
          <table:table-cell/>
          <table:table-cell table:formula="of:=COM.MICROSOFT.CONCAT(&quot;DW 0x&quot;;[.W13];[.X13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4]=&quot;x&quot;;2^7;0)+IF([.C14]=&quot;x&quot;;2^6;0)+IF([.D14]=&quot;x&quot;;2^5;0)+IF([.E14]=&quot;x&quot;;2^4;0)+IF([.F14]=&quot;x&quot;;2^3;0)+IF([.G14]=&quot;x&quot;;2^2;0)+IF([.H14]=&quot;x&quot;;2^1;0)+IF([.I14]=&quot;x&quot;;2^0;0))" office:value-type="string" office:string-value="18" calcext:value-type="string">
            <text:p>18</text:p>
          </table:table-cell>
          <table:table-cell table:formula="of:=DEC2HEX(IF([.J14]=&quot;x&quot;;2^7;0)+IF([.K14]=&quot;x&quot;;2^6;0)+IF([.L14]=&quot;x&quot;;2^5;0)+IF([.M14]=&quot;x&quot;;2^4;0)+IF([.N14]=&quot;x&quot;;2^3;0)+IF([.O14]=&quot;x&quot;;2^2;0)+IF([.P14]=&quot;x&quot;;2^1;0)+IF([.Q14]=&quot;x&quot;;2^0;0))" office:value-type="string" office:string-value="70" calcext:value-type="string">
            <text:p>70</text:p>
          </table:table-cell>
          <table:table-cell/>
          <table:table-cell table:formula="of:=IF(HEX2DEC([.T14])&lt;16;COM.MICROSOFT.CONCAT(&quot;0&quot;;[.T14]);[.T14])" office:value-type="string" office:string-value="18" calcext:value-type="string">
            <text:p>18</text:p>
          </table:table-cell>
          <table:table-cell table:formula="of:=IF(HEX2DEC([.U14])&lt;16;COM.MICROSOFT.CONCAT(&quot;0&quot;;[.U14]);[.U14])" office:value-type="string" office:string-value="70" calcext:value-type="string">
            <text:p>70</text:p>
          </table:table-cell>
          <table:table-cell/>
          <table:table-cell table:formula="of:=COM.MICROSOFT.CONCAT(&quot;DW 0x&quot;;[.W14];[.X14])" office:value-type="string" office:string-value="DW 0x1870" calcext:value-type="string">
            <text:p>DW 0x18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5]=&quot;x&quot;;2^7;0)+IF([.C15]=&quot;x&quot;;2^6;0)+IF([.D15]=&quot;x&quot;;2^5;0)+IF([.E15]=&quot;x&quot;;2^4;0)+IF([.F15]=&quot;x&quot;;2^3;0)+IF([.G15]=&quot;x&quot;;2^2;0)+IF([.H15]=&quot;x&quot;;2^1;0)+IF([.I15]=&quot;x&quot;;2^0;0))" office:value-type="string" office:string-value="18" calcext:value-type="string">
            <text:p>18</text:p>
          </table:table-cell>
          <table:table-cell table:formula="of:=DEC2HEX(IF([.J15]=&quot;x&quot;;2^7;0)+IF([.K15]=&quot;x&quot;;2^6;0)+IF([.L15]=&quot;x&quot;;2^5;0)+IF([.M15]=&quot;x&quot;;2^4;0)+IF([.N15]=&quot;x&quot;;2^3;0)+IF([.O15]=&quot;x&quot;;2^2;0)+IF([.P15]=&quot;x&quot;;2^1;0)+IF([.Q15]=&quot;x&quot;;2^0;0))" office:value-type="string" office:string-value="60" calcext:value-type="string">
            <text:p>60</text:p>
          </table:table-cell>
          <table:table-cell/>
          <table:table-cell table:formula="of:=IF(HEX2DEC([.T15])&lt;16;COM.MICROSOFT.CONCAT(&quot;0&quot;;[.T15]);[.T15])" office:value-type="string" office:string-value="18" calcext:value-type="string">
            <text:p>18</text:p>
          </table:table-cell>
          <table:table-cell table:formula="of:=IF(HEX2DEC([.U15])&lt;16;COM.MICROSOFT.CONCAT(&quot;0&quot;;[.U15]);[.U15])" office:value-type="string" office:string-value="60" calcext:value-type="string">
            <text:p>60</text:p>
          </table:table-cell>
          <table:table-cell/>
          <table:table-cell table:formula="of:=COM.MICROSOFT.CONCAT(&quot;DW 0x&quot;;[.W15];[.X15])" office:value-type="string" office:string-value="DW 0x1860" calcext:value-type="string">
            <text:p>DW 0x186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DEC2HEX(IF([.B16]=&quot;x&quot;;2^7;0)+IF([.C16]=&quot;x&quot;;2^6;0)+IF([.D16]=&quot;x&quot;;2^5;0)+IF([.E16]=&quot;x&quot;;2^4;0)+IF([.F16]=&quot;x&quot;;2^3;0)+IF([.G16]=&quot;x&quot;;2^2;0)+IF([.H16]=&quot;x&quot;;2^1;0)+IF([.I16]=&quot;x&quot;;2^0;0))" office:value-type="string" office:string-value="18" calcext:value-type="string">
            <text:p>18</text:p>
          </table:table-cell>
          <table:table-cell table:formula="of:=DEC2HEX(IF([.J16]=&quot;x&quot;;2^7;0)+IF([.K16]=&quot;x&quot;;2^6;0)+IF([.L16]=&quot;x&quot;;2^5;0)+IF([.M16]=&quot;x&quot;;2^4;0)+IF([.N16]=&quot;x&quot;;2^3;0)+IF([.O16]=&quot;x&quot;;2^2;0)+IF([.P16]=&quot;x&quot;;2^1;0)+IF([.Q16]=&quot;x&quot;;2^0;0))" office:value-type="string" office:string-value="50" calcext:value-type="string">
            <text:p>50</text:p>
          </table:table-cell>
          <table:table-cell/>
          <table:table-cell table:formula="of:=IF(HEX2DEC([.T16])&lt;16;COM.MICROSOFT.CONCAT(&quot;0&quot;;[.T16]);[.T16])" office:value-type="string" office:string-value="18" calcext:value-type="string">
            <text:p>18</text:p>
          </table:table-cell>
          <table:table-cell table:formula="of:=IF(HEX2DEC([.U16])&lt;16;COM.MICROSOFT.CONCAT(&quot;0&quot;;[.U16]);[.U16])" office:value-type="string" office:string-value="50" calcext:value-type="string">
            <text:p>50</text:p>
          </table:table-cell>
          <table:table-cell/>
          <table:table-cell table:formula="of:=COM.MICROSOFT.CONCAT(&quot;DW 0x&quot;;[.W16];[.X16])" office:value-type="string" office:string-value="DW 0x1850" calcext:value-type="string">
            <text:p>DW 0x185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 office:value-type="string" calcext:value-type="string">
            <text:p>x</text:p>
          </table:table-cell>
          <table:table-cell table:style-name="ce10" table:number-columns-repeated="2"/>
          <table:table-cell table:style-name="ce13"/>
          <table:table-cell table:number-columns-repeated="2"/>
          <table:table-cell table:formula="of:=DEC2HEX(IF([.B17]=&quot;x&quot;;2^7;0)+IF([.C17]=&quot;x&quot;;2^6;0)+IF([.D17]=&quot;x&quot;;2^5;0)+IF([.E17]=&quot;x&quot;;2^4;0)+IF([.F17]=&quot;x&quot;;2^3;0)+IF([.G17]=&quot;x&quot;;2^2;0)+IF([.H17]=&quot;x&quot;;2^1;0)+IF([.I17]=&quot;x&quot;;2^0;0))" office:value-type="string" office:string-value="18" calcext:value-type="string">
            <text:p>18</text:p>
          </table:table-cell>
          <table:table-cell table:formula="of:=DEC2HEX(IF([.J17]=&quot;x&quot;;2^7;0)+IF([.K17]=&quot;x&quot;;2^6;0)+IF([.L17]=&quot;x&quot;;2^5;0)+IF([.M17]=&quot;x&quot;;2^4;0)+IF([.N17]=&quot;x&quot;;2^3;0)+IF([.O17]=&quot;x&quot;;2^2;0)+IF([.P17]=&quot;x&quot;;2^1;0)+IF([.Q17]=&quot;x&quot;;2^0;0))" office:value-type="string" office:string-value="48" calcext:value-type="string">
            <text:p>48</text:p>
          </table:table-cell>
          <table:table-cell/>
          <table:table-cell table:formula="of:=IF(HEX2DEC([.T17])&lt;16;COM.MICROSOFT.CONCAT(&quot;0&quot;;[.T17]);[.T17])" office:value-type="string" office:string-value="18" calcext:value-type="string">
            <text:p>18</text:p>
          </table:table-cell>
          <table:table-cell table:formula="of:=IF(HEX2DEC([.U17])&lt;16;COM.MICROSOFT.CONCAT(&quot;0&quot;;[.U17]);[.U17])" office:value-type="string" office:string-value="48" calcext:value-type="string">
            <text:p>48</text:p>
          </table:table-cell>
          <table:table-cell/>
          <table:table-cell table:formula="of:=COM.MICROSOFT.CONCAT(&quot;DW 0x&quot;;[.W17];[.X17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8]=&quot;x&quot;;2^7;0)+IF([.C18]=&quot;x&quot;;2^6;0)+IF([.D18]=&quot;x&quot;;2^5;0)+IF([.E18]=&quot;x&quot;;2^4;0)+IF([.F18]=&quot;x&quot;;2^3;0)+IF([.G18]=&quot;x&quot;;2^2;0)+IF([.H18]=&quot;x&quot;;2^1;0)+IF([.I18]=&quot;x&quot;;2^0;0))" office:value-type="string" office:string-value="0" calcext:value-type="string">
            <text:p>0</text:p>
          </table:table-cell>
          <table:table-cell table:formula="of:=DEC2HEX(IF([.J18]=&quot;x&quot;;2^7;0)+IF([.K18]=&quot;x&quot;;2^6;0)+IF([.L18]=&quot;x&quot;;2^5;0)+IF([.M18]=&quot;x&quot;;2^4;0)+IF([.N18]=&quot;x&quot;;2^3;0)+IF([.O18]=&quot;x&quot;;2^2;0)+IF([.P18]=&quot;x&quot;;2^1;0)+IF([.Q18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00" calcext:value-type="string">
            <text:p>00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/>
          <table:table-cell table:formula="of:=COM.MICROSOFT.CONCAT(&quot;DW 0x&quot;;[.W18];[.X18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formula="of:=DEC2HEX(IF([.B19]=&quot;x&quot;;2^7;0)+IF([.C19]=&quot;x&quot;;2^6;0)+IF([.D19]=&quot;x&quot;;2^5;0)+IF([.E19]=&quot;x&quot;;2^4;0)+IF([.F19]=&quot;x&quot;;2^3;0)+IF([.G19]=&quot;x&quot;;2^2;0)+IF([.H19]=&quot;x&quot;;2^1;0)+IF([.I19]=&quot;x&quot;;2^0;0))" office:value-type="string" office:string-value="18" calcext:value-type="string">
            <text:p>18</text:p>
          </table:table-cell>
          <table:table-cell table:formula="of:=DEC2HEX(IF([.J19]=&quot;x&quot;;2^7;0)+IF([.K19]=&quot;x&quot;;2^6;0)+IF([.L19]=&quot;x&quot;;2^5;0)+IF([.M19]=&quot;x&quot;;2^4;0)+IF([.N19]=&quot;x&quot;;2^3;0)+IF([.O19]=&quot;x&quot;;2^2;0)+IF([.P19]=&quot;x&quot;;2^1;0)+IF([.Q19]=&quot;x&quot;;2^0;0))" office:value-type="string" office:string-value="30" calcext:value-type="string">
            <text:p>30</text:p>
          </table:table-cell>
          <table:table-cell/>
          <table:table-cell table:formula="of:=IF(HEX2DEC([.T19])&lt;16;COM.MICROSOFT.CONCAT(&quot;0&quot;;[.T19]);[.T19])" office:value-type="string" office:string-value="18" calcext:value-type="string">
            <text:p>18</text:p>
          </table:table-cell>
          <table:table-cell table:formula="of:=IF(HEX2DEC([.U19])&lt;16;COM.MICROSOFT.CONCAT(&quot;0&quot;;[.U19]);[.U19])" office:value-type="string" office:string-value="30" calcext:value-type="string">
            <text:p>30</text:p>
          </table:table-cell>
          <table:table-cell/>
          <table:table-cell table:formula="of:=COM.MICROSOFT.CONCAT(&quot;DW 0x&quot;;[.W19];[.X19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 table:number-columns-repeated="8"/>
          <table:table-cell table:formula="of:=DEC2HEX(IF([.B20]=&quot;x&quot;;2^7;0)+IF([.C20]=&quot;x&quot;;2^6;0)+IF([.D20]=&quot;x&quot;;2^5;0)+IF([.E20]=&quot;x&quot;;2^4;0)+IF([.F20]=&quot;x&quot;;2^3;0)+IF([.G20]=&quot;x&quot;;2^2;0)+IF([.H20]=&quot;x&quot;;2^1;0)+IF([.I20]=&quot;x&quot;;2^0;0))" office:value-type="string" office:string-value="18" calcext:value-type="string">
            <text:p>18</text:p>
          </table:table-cell>
          <table:table-cell table:formula="of:=DEC2HEX(IF([.J20]=&quot;x&quot;;2^7;0)+IF([.K20]=&quot;x&quot;;2^6;0)+IF([.L20]=&quot;x&quot;;2^5;0)+IF([.M20]=&quot;x&quot;;2^4;0)+IF([.N20]=&quot;x&quot;;2^3;0)+IF([.O20]=&quot;x&quot;;2^2;0)+IF([.P20]=&quot;x&quot;;2^1;0)+IF([.Q20]=&quot;x&quot;;2^0;0))" office:value-type="string" office:string-value="40" calcext:value-type="string">
            <text:p>40</text:p>
          </table:table-cell>
          <table:table-cell/>
          <table:table-cell table:formula="of:=IF(HEX2DEC([.T20])&lt;16;COM.MICROSOFT.CONCAT(&quot;0&quot;;[.T20]);[.T20])" office:value-type="string" office:string-value="18" calcext:value-type="string">
            <text:p>18</text:p>
          </table:table-cell>
          <table:table-cell table:formula="of:=IF(HEX2DEC([.U20])&lt;16;COM.MICROSOFT.CONCAT(&quot;0&quot;;[.U20]);[.U20])" office:value-type="string" office:string-value="40" calcext:value-type="string">
            <text:p>40</text:p>
          </table:table-cell>
          <table:table-cell/>
          <table:table-cell table:formula="of:=COM.MICROSOFT.CONCAT(&quot;DW 0x&quot;;[.W20];[.X20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4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1]=&quot;x&quot;;2^7;0)+IF([.C21]=&quot;x&quot;;2^6;0)+IF([.D21]=&quot;x&quot;;2^5;0)+IF([.E21]=&quot;x&quot;;2^4;0)+IF([.F21]=&quot;x&quot;;2^3;0)+IF([.G21]=&quot;x&quot;;2^2;0)+IF([.H21]=&quot;x&quot;;2^1;0)+IF([.I21]=&quot;x&quot;;2^0;0))" office:value-type="string" office:string-value="18" calcext:value-type="string">
            <text:p>18</text:p>
          </table:table-cell>
          <table:table-cell table:formula="of:=DEC2HEX(IF([.J21]=&quot;x&quot;;2^7;0)+IF([.K21]=&quot;x&quot;;2^6;0)+IF([.L21]=&quot;x&quot;;2^5;0)+IF([.M21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18" calcext:value-type="string">
            <text:p>18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/>
          <table:table-cell table:formula="of:=COM.MICROSOFT.CONCAT(&quot;DW 0x&quot;;[.W21];[.X21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27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27"/>
          <table:table-cell table:style-name="ce41" table:number-columns-repeated="2"/>
          <table:table-cell table:style-name="ce45"/>
          <table:table-cell table:number-columns-repeated="2"/>
          <table:table-cell table:formula="of:=DEC2HEX(IF([.B22]=&quot;x&quot;;2^7;0)+IF([.C22]=&quot;x&quot;;2^6;0)+IF([.D22]=&quot;x&quot;;2^5;0)+IF([.E22]=&quot;x&quot;;2^4;0)+IF([.F22]=&quot;x&quot;;2^3;0)+IF([.G22]=&quot;x&quot;;2^2;0)+IF([.H22]=&quot;x&quot;;2^1;0)+IF([.I22]=&quot;x&quot;;2^0;0))" office:value-type="string" office:string-value="18" calcext:value-type="string">
            <text:p>18</text:p>
          </table:table-cell>
          <table:table-cell table:formula="of:=DEC2HEX(IF([.J22]=&quot;x&quot;;2^7;0)+IF([.K22]=&quot;x&quot;;2^6;0)+IF([.L22]=&quot;x&quot;;2^5;0)+IF([.M22]=&quot;x&quot;;2^4;0)+IF([.N22]=&quot;x&quot;;2^3;0)+IF([.O22]=&quot;x&quot;;2^2;0)+IF([.P22]=&quot;x&quot;;2^1;0)+IF([.Q22]=&quot;x&quot;;2^0;0))" office:value-type="string" office:string-value="30" calcext:value-type="string">
            <text:p>30</text:p>
          </table:table-cell>
          <table:table-cell/>
          <table:table-cell table:formula="of:=IF(HEX2DEC([.T22])&lt;16;COM.MICROSOFT.CONCAT(&quot;0&quot;;[.T22]);[.T22])" office:value-type="string" office:string-value="18" calcext:value-type="string">
            <text:p>18</text:p>
          </table:table-cell>
          <table:table-cell table:formula="of:=IF(HEX2DEC([.U22])&lt;16;COM.MICROSOFT.CONCAT(&quot;0&quot;;[.U22]);[.U22])" office:value-type="string" office:string-value="30" calcext:value-type="string">
            <text:p>30</text:p>
          </table:table-cell>
          <table:table-cell/>
          <table:table-cell table:formula="of:=COM.MICROSOFT.CONCAT(&quot;DW 0x&quot;;[.W22];[.X22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3]=&quot;x&quot;;2^7;0)+IF([.C23]=&quot;x&quot;;2^6;0)+IF([.D23]=&quot;x&quot;;2^5;0)+IF([.E23]=&quot;x&quot;;2^4;0)+IF([.F23]=&quot;x&quot;;2^3;0)+IF([.G23]=&quot;x&quot;;2^2;0)+IF([.H23]=&quot;x&quot;;2^1;0)+IF([.I23]=&quot;x&quot;;2^0;0))" office:value-type="string" office:string-value="18" calcext:value-type="string">
            <text:p>18</text:p>
          </table:table-cell>
          <table:table-cell table:formula="of:=DEC2HEX(IF([.J23]=&quot;x&quot;;2^7;0)+IF([.K23]=&quot;x&quot;;2^6;0)+IF([.L23]=&quot;x&quot;;2^5;0)+IF([.M23]=&quot;x&quot;;2^4;0)+IF([.N23]=&quot;x&quot;;2^3;0)+IF([.O23]=&quot;x&quot;;2^2;0)+IF([.P23]=&quot;x&quot;;2^1;0)+IF([.Q23]=&quot;x&quot;;2^0;0))" office:value-type="string" office:string-value="8" calcext:value-type="string">
            <text:p>8</text:p>
          </table:table-cell>
          <table:table-cell/>
          <table:table-cell table:formula="of:=IF(HEX2DEC([.T23])&lt;16;COM.MICROSOFT.CONCAT(&quot;0&quot;;[.T23]);[.T23])" office:value-type="string" office:string-value="18" calcext:value-type="string">
            <text:p>18</text:p>
          </table:table-cell>
          <table:table-cell table:formula="of:=IF(HEX2DEC([.U23])&lt;16;COM.MICROSOFT.CONCAT(&quot;0&quot;;[.U23]);[.U23])" office:value-type="string" office:string-value="08" calcext:value-type="string">
            <text:p>08</text:p>
          </table:table-cell>
          <table:table-cell/>
          <table:table-cell table:formula="of:=COM.MICROSOFT.CONCAT(&quot;DW 0x&quot;;[.W23];[.X23])" office:value-type="string" office:string-value="DW 0x1808" calcext:value-type="string">
            <text:p>DW 0x180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4]=&quot;x&quot;;2^7;0)+IF([.C24]=&quot;x&quot;;2^6;0)+IF([.D24]=&quot;x&quot;;2^5;0)+IF([.E24]=&quot;x&quot;;2^4;0)+IF([.F24]=&quot;x&quot;;2^3;0)+IF([.G24]=&quot;x&quot;;2^2;0)+IF([.H24]=&quot;x&quot;;2^1;0)+IF([.I24]=&quot;x&quot;;2^0;0))" office:value-type="string" office:string-value="18" calcext:value-type="string">
            <text:p>18</text:p>
          </table:table-cell>
          <table:table-cell table:formula="of:=DEC2HEX(IF([.J24]=&quot;x&quot;;2^7;0)+IF([.K24]=&quot;x&quot;;2^6;0)+IF([.L24]=&quot;x&quot;;2^5;0)+IF([.M24]=&quot;x&quot;;2^4;0)+IF([.N24]=&quot;x&quot;;2^3;0)+IF([.O24]=&quot;x&quot;;2^2;0)+IF([.P24]=&quot;x&quot;;2^1;0)+IF([.Q24]=&quot;x&quot;;2^0;0))" office:value-type="string" office:string-value="8" calcext:value-type="string">
            <text:p>8</text:p>
          </table:table-cell>
          <table:table-cell/>
          <table:table-cell table:formula="of:=IF(HEX2DEC([.T24])&lt;16;COM.MICROSOFT.CONCAT(&quot;0&quot;;[.T24]);[.T24])" office:value-type="string" office:string-value="18" calcext:value-type="string">
            <text:p>18</text:p>
          </table:table-cell>
          <table:table-cell table:formula="of:=IF(HEX2DEC([.U24])&lt;16;COM.MICROSOFT.CONCAT(&quot;0&quot;;[.U24]);[.U24])" office:value-type="string" office:string-value="08" calcext:value-type="string">
            <text:p>08</text:p>
          </table:table-cell>
          <table:table-cell/>
          <table:table-cell table:formula="of:=COM.MICROSOFT.CONCAT(&quot;DW 0x&quot;;[.W24];[.X24])" office:value-type="string" office:string-value="DW 0x1808" calcext:value-type="string">
            <text:p>DW 0x1808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1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1"/>
          <table:table-cell table:style-name="ce28" table:number-columns-repeated="2"/>
          <table:table-cell table:style-name="ce34"/>
          <table:table-cell table:number-columns-repeated="2"/>
          <table:table-cell table:formula="of:=DEC2HEX(IF([.B25]=&quot;x&quot;;2^7;0)+IF([.C25]=&quot;x&quot;;2^6;0)+IF([.D25]=&quot;x&quot;;2^5;0)+IF([.E25]=&quot;x&quot;;2^4;0)+IF([.F25]=&quot;x&quot;;2^3;0)+IF([.G25]=&quot;x&quot;;2^2;0)+IF([.H25]=&quot;x&quot;;2^1;0)+IF([.I25]=&quot;x&quot;;2^0;0))" office:value-type="string" office:string-value="18" calcext:value-type="string">
            <text:p>18</text:p>
          </table:table-cell>
          <table:table-cell table:formula="of:=DEC2HEX(IF([.J25]=&quot;x&quot;;2^7;0)+IF([.K25]=&quot;x&quot;;2^6;0)+IF([.L25]=&quot;x&quot;;2^5;0)+IF([.M25]=&quot;x&quot;;2^4;0)+IF([.N25]=&quot;x&quot;;2^3;0)+IF([.O25]=&quot;x&quot;;2^2;0)+IF([.P25]=&quot;x&quot;;2^1;0)+IF([.Q25]=&quot;x&quot;;2^0;0))" office:value-type="string" office:string-value="30" calcext:value-type="string">
            <text:p>30</text:p>
          </table:table-cell>
          <table:table-cell/>
          <table:table-cell table:formula="of:=IF(HEX2DEC([.T25])&lt;16;COM.MICROSOFT.CONCAT(&quot;0&quot;;[.T25]);[.T25])" office:value-type="string" office:string-value="18" calcext:value-type="string">
            <text:p>18</text:p>
          </table:table-cell>
          <table:table-cell table:formula="of:=IF(HEX2DEC([.U25])&lt;16;COM.MICROSOFT.CONCAT(&quot;0&quot;;[.U25]);[.U25])" office:value-type="string" office:string-value="30" calcext:value-type="string">
            <text:p>30</text:p>
          </table:table-cell>
          <table:table-cell/>
          <table:table-cell table:formula="of:=COM.MICROSOFT.CONCAT(&quot;DW 0x&quot;;[.W25];[.X25])" office:value-type="string" office:string-value="DW 0x1830" calcext:value-type="string">
            <text:p>DW 0x183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26]=&quot;x&quot;;2^7;0)+IF([.C26]=&quot;x&quot;;2^6;0)+IF([.D26]=&quot;x&quot;;2^5;0)+IF([.E26]=&quot;x&quot;;2^4;0)+IF([.F26]=&quot;x&quot;;2^3;0)+IF([.G26]=&quot;x&quot;;2^2;0)+IF([.H26]=&quot;x&quot;;2^1;0)+IF([.I26]=&quot;x&quot;;2^0;0))" office:value-type="string" office:string-value="0" calcext:value-type="string">
            <text:p>0</text:p>
          </table:table-cell>
          <table:table-cell table:formula="of:=DEC2HEX(IF([.J26]=&quot;x&quot;;2^7;0)+IF([.K26]=&quot;x&quot;;2^6;0)+IF([.L26]=&quot;x&quot;;2^5;0)+IF([.M26]=&quot;x&quot;;2^4;0)+IF([.N26]=&quot;x&quot;;2^3;0)+IF([.O26]=&quot;x&quot;;2^2;0)+IF([.P26]=&quot;x&quot;;2^1;0)+IF([.Q26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00" calcext:value-type="string">
            <text:p>00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/>
          <table:table-cell table:formula="of:=COM.MICROSOFT.CONCAT(&quot;DW 0x&quot;;[.W26];[.X26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table:formula="of:=DEC2HEX(IF([.B27]=&quot;x&quot;;2^7;0)+IF([.C27]=&quot;x&quot;;2^6;0)+IF([.D27]=&quot;x&quot;;2^5;0)+IF([.E27]=&quot;x&quot;;2^4;0)+IF([.F27]=&quot;x&quot;;2^3;0)+IF([.G27]=&quot;x&quot;;2^2;0)+IF([.H27]=&quot;x&quot;;2^1;0)+IF([.I27]=&quot;x&quot;;2^0;0))" office:value-type="string" office:string-value="0" calcext:value-type="string">
            <text:p>0</text:p>
          </table:table-cell>
          <table:table-cell table:formula="of:=DEC2HEX(IF([.J27]=&quot;x&quot;;2^7;0)+IF([.K27]=&quot;x&quot;;2^6;0)+IF([.L27]=&quot;x&quot;;2^5;0)+IF([.M27]=&quot;x&quot;;2^4;0)+IF([.N27]=&quot;x&quot;;2^3;0)+IF([.O27]=&quot;x&quot;;2^2;0)+IF([.P27]=&quot;x&quot;;2^1;0)+IF([.Q27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00" calcext:value-type="string">
            <text:p>00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/>
          <table:table-cell table:formula="of:=COM.MICROSOFT.CONCAT(&quot;DW 0x&quot;;[.W27];[.X27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19"/>
          <table:table-cell table:formula="of:=DEC2HEX(IF([.B28]=&quot;x&quot;;2^7;0)+IF([.C28]=&quot;x&quot;;2^6;0)+IF([.D28]=&quot;x&quot;;2^5;0)+IF([.E28]=&quot;x&quot;;2^4;0)+IF([.F28]=&quot;x&quot;;2^3;0)+IF([.G28]=&quot;x&quot;;2^2;0)+IF([.H28]=&quot;x&quot;;2^1;0)+IF([.I28]=&quot;x&quot;;2^0;0))" office:value-type="string" office:string-value="0" calcext:value-type="string">
            <text:p>0</text:p>
          </table:table-cell>
          <table:table-cell table:formula="of:=DEC2HEX(IF([.J28]=&quot;x&quot;;2^7;0)+IF([.K28]=&quot;x&quot;;2^6;0)+IF([.L28]=&quot;x&quot;;2^5;0)+IF([.M28]=&quot;x&quot;;2^4;0)+IF([.N28]=&quot;x&quot;;2^3;0)+IF([.O28]=&quot;x&quot;;2^2;0)+IF([.P28]=&quot;x&quot;;2^1;0)+IF([.Q28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00" calcext:value-type="string">
            <text:p>00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/>
          <table:table-cell table:formula="of:=COM.MICROSOFT.CONCAT(&quot;DW 0x&quot;;[.W28];[.X28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/>
          <table:table-cell table:style-name="ce10" office:value-type="string" calcext:value-type="string">
            <text:p>x</text:p>
          </table:table-cell>
          <table:table-cell table:style-name="ce13"/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9]=&quot;x&quot;;2^7;0)+IF([.C29]=&quot;x&quot;;2^6;0)+IF([.D29]=&quot;x&quot;;2^5;0)+IF([.E29]=&quot;x&quot;;2^4;0)+IF([.F29]=&quot;x&quot;;2^3;0)+IF([.G29]=&quot;x&quot;;2^2;0)+IF([.H29]=&quot;x&quot;;2^1;0)+IF([.I29]=&quot;x&quot;;2^0;0))" office:value-type="string" office:string-value="2" calcext:value-type="string">
            <text:p>2</text:p>
          </table:table-cell>
          <table:table-cell table:formula="of:=DEC2HEX(IF([.J29]=&quot;x&quot;;2^7;0)+IF([.K29]=&quot;x&quot;;2^6;0)+IF([.L29]=&quot;x&quot;;2^5;0)+IF([.M29]=&quot;x&quot;;2^4;0)+IF([.N29]=&quot;x&quot;;2^3;0)+IF([.O29]=&quot;x&quot;;2^2;0)+IF([.P29]=&quot;x&quot;;2^1;0)+IF([.Q29]=&quot;x&quot;;2^0;0))" office:value-type="string" office:string-value="30" calcext:value-type="string">
            <text:p>30</text:p>
          </table:table-cell>
          <table:table-cell/>
          <table:table-cell table:formula="of:=IF(HEX2DEC([.T29])&lt;16;COM.MICROSOFT.CONCAT(&quot;0&quot;;[.T29]);[.T29])" office:value-type="string" office:string-value="02" calcext:value-type="string">
            <text:p>02</text:p>
          </table:table-cell>
          <table:table-cell table:formula="of:=IF(HEX2DEC([.U29])&lt;16;COM.MICROSOFT.CONCAT(&quot;0&quot;;[.U29]);[.U29])" office:value-type="string" office:string-value="30" calcext:value-type="string">
            <text:p>30</text:p>
          </table:table-cell>
          <table:table-cell/>
          <table:table-cell table:formula="of:=COM.MICROSOFT.CONCAT(&quot;DW 0x&quot;;[.W29];[.X29])" office:value-type="string" office:string-value="DW 0x0230" calcext:value-type="string">
            <text:p>DW 0x0230</text:p>
          </table:table-cell>
        </table:table-row>
        <table:table-row table:style-name="ro1">
          <table:table-cell/>
          <table:table-cell table:style-name="ce27"/>
          <table:table-cell table:style-name="ce41" table:number-columns-repeated="2"/>
          <table:table-cell table:style-name="ce45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45"/>
          <table:table-cell table:style-name="ce27"/>
          <table:table-cell table:style-name="ce41" table:number-columns-repeated="2"/>
          <table:table-cell table:style-name="ce45"/>
          <table:table-cell table:style-name="ce41" office:value-type="string" calcext:value-type="string">
            <text:p>x</text:p>
          </table:table-cell>
          <table:table-cell table:style-name="ce41" table:number-columns-repeated="2"/>
          <table:table-cell table:style-name="ce45"/>
          <table:table-cell table:number-columns-repeated="2"/>
          <table:table-cell table:formula="of:=DEC2HEX(IF([.B30]=&quot;x&quot;;2^7;0)+IF([.C30]=&quot;x&quot;;2^6;0)+IF([.D30]=&quot;x&quot;;2^5;0)+IF([.E30]=&quot;x&quot;;2^4;0)+IF([.F30]=&quot;x&quot;;2^3;0)+IF([.G30]=&quot;x&quot;;2^2;0)+IF([.H30]=&quot;x&quot;;2^1;0)+IF([.I30]=&quot;x&quot;;2^0;0))" office:value-type="string" office:string-value="6" calcext:value-type="string">
            <text:p>6</text:p>
          </table:table-cell>
          <table:table-cell table:formula="of:=DEC2HEX(IF([.J30]=&quot;x&quot;;2^7;0)+IF([.K30]=&quot;x&quot;;2^6;0)+IF([.L30]=&quot;x&quot;;2^5;0)+IF([.M30]=&quot;x&quot;;2^4;0)+IF([.N30]=&quot;x&quot;;2^3;0)+IF([.O30]=&quot;x&quot;;2^2;0)+IF([.P30]=&quot;x&quot;;2^1;0)+IF([.Q30]=&quot;x&quot;;2^0;0))" office:value-type="string" office:string-value="8" calcext:value-type="string">
            <text:p>8</text:p>
          </table:table-cell>
          <table:table-cell/>
          <table:table-cell table:formula="of:=IF(HEX2DEC([.T30])&lt;16;COM.MICROSOFT.CONCAT(&quot;0&quot;;[.T30]);[.T30])" office:value-type="string" office:string-value="06" calcext:value-type="string">
            <text:p>06</text:p>
          </table:table-cell>
          <table:table-cell table:formula="of:=IF(HEX2DEC([.U30])&lt;16;COM.MICROSOFT.CONCAT(&quot;0&quot;;[.U30]);[.U30])" office:value-type="string" office:string-value="08" calcext:value-type="string">
            <text:p>08</text:p>
          </table:table-cell>
          <table:table-cell/>
          <table:table-cell table:formula="of:=COM.MICROSOFT.CONCAT(&quot;DW 0x&quot;;[.W30];[.X30])" office:value-type="string" office:string-value="DW 0x0608" calcext:value-type="string">
            <text:p>DW 0x0608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 table:number-columns-repeated="2"/>
          <table:table-cell table:style-name="ce46" office:value-type="string" calcext:value-type="string">
            <text:p>x</text:p>
          </table:table-cell>
          <table:table-cell table:style-name="ce31" table:number-columns-repeated="3"/>
          <table:table-cell table:style-name="ce46"/>
          <table:table-cell table:number-columns-repeated="2"/>
          <table:table-cell table:formula="of:=DEC2HEX(IF([.B31]=&quot;x&quot;;2^7;0)+IF([.C31]=&quot;x&quot;;2^6;0)+IF([.D31]=&quot;x&quot;;2^5;0)+IF([.E31]=&quot;x&quot;;2^4;0)+IF([.F31]=&quot;x&quot;;2^3;0)+IF([.G31]=&quot;x&quot;;2^2;0)+IF([.H31]=&quot;x&quot;;2^1;0)+IF([.I31]=&quot;x&quot;;2^0;0))" office:value-type="string" office:string-value="A2" calcext:value-type="string">
            <text:p>A2</text:p>
          </table:table-cell>
          <table:table-cell table:formula="of:=DEC2HEX(IF([.J31]=&quot;x&quot;;2^7;0)+IF([.K31]=&quot;x&quot;;2^6;0)+IF([.L31]=&quot;x&quot;;2^5;0)+IF([.M31]=&quot;x&quot;;2^4;0)+IF([.N31]=&quot;x&quot;;2^3;0)+IF([.O31]=&quot;x&quot;;2^2;0)+IF([.P31]=&quot;x&quot;;2^1;0)+IF([.Q31]=&quot;x&quot;;2^0;0))" office:value-type="string" office:string-value="10" calcext:value-type="string">
            <text:p>10</text:p>
          </table:table-cell>
          <table:table-cell/>
          <table:table-cell table:formula="of:=IF(HEX2DEC([.T31])&lt;16;COM.MICROSOFT.CONCAT(&quot;0&quot;;[.T31]);[.T31])" office:value-type="string" office:string-value="A2" calcext:value-type="string">
            <text:p>A2</text:p>
          </table:table-cell>
          <table:table-cell table:formula="of:=IF(HEX2DEC([.U31])&lt;16;COM.MICROSOFT.CONCAT(&quot;0&quot;;[.U31]);[.U31])" office:value-type="string" office:string-value="10" calcext:value-type="string">
            <text:p>10</text:p>
          </table:table-cell>
          <table:table-cell/>
          <table:table-cell table:formula="of:=COM.MICROSOFT.CONCAT(&quot;DW 0x&quot;;[.W31];[.X31])" office:value-type="string" office:string-value="DW 0xA210" calcext:value-type="string">
            <text:p>DW 0xA210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3"/>
          <table:table-cell table:style-name="ce46"/>
          <table:table-cell table:number-columns-repeated="2"/>
          <table:table-cell table:formula="of:=DEC2HEX(IF([.B32]=&quot;x&quot;;2^7;0)+IF([.C32]=&quot;x&quot;;2^6;0)+IF([.D32]=&quot;x&quot;;2^5;0)+IF([.E32]=&quot;x&quot;;2^4;0)+IF([.F32]=&quot;x&quot;;2^3;0)+IF([.G32]=&quot;x&quot;;2^2;0)+IF([.H32]=&quot;x&quot;;2^1;0)+IF([.I32]=&quot;x&quot;;2^0;0))" office:value-type="string" office:string-value="A2" calcext:value-type="string">
            <text:p>A2</text:p>
          </table:table-cell>
          <table:table-cell table:formula="of:=DEC2HEX(IF([.J32]=&quot;x&quot;;2^7;0)+IF([.K32]=&quot;x&quot;;2^6;0)+IF([.L32]=&quot;x&quot;;2^5;0)+IF([.M32]=&quot;x&quot;;2^4;0)+IF([.N32]=&quot;x&quot;;2^3;0)+IF([.O32]=&quot;x&quot;;2^2;0)+IF([.P32]=&quot;x&quot;;2^1;0)+IF([.Q32]=&quot;x&quot;;2^0;0))" office:value-type="string" office:string-value="20" calcext:value-type="string">
            <text:p>20</text:p>
          </table:table-cell>
          <table:table-cell/>
          <table:table-cell table:formula="of:=IF(HEX2DEC([.T32])&lt;16;COM.MICROSOFT.CONCAT(&quot;0&quot;;[.T32]);[.T32])" office:value-type="string" office:string-value="A2" calcext:value-type="string">
            <text:p>A2</text:p>
          </table:table-cell>
          <table:table-cell table:formula="of:=IF(HEX2DEC([.U32])&lt;16;COM.MICROSOFT.CONCAT(&quot;0&quot;;[.U32]);[.U32])" office:value-type="string" office:string-value="20" calcext:value-type="string">
            <text:p>20</text:p>
          </table:table-cell>
          <table:table-cell/>
          <table:table-cell table:formula="of:=COM.MICROSOFT.CONCAT(&quot;DW 0x&quot;;[.W32];[.X32])" office:value-type="string" office:string-value="DW 0xA220" calcext:value-type="string">
            <text:p>DW 0xA220</text:p>
          </table:table-cell>
        </table:table-row>
        <table:table-row table:style-name="ro1">
          <table:table-cell/>
          <table:table-cell table:style-name="ce21"/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34"/>
          <table:table-cell table:style-name="ce2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number-columns-repeated="2"/>
          <table:table-cell table:formula="of:=DEC2HEX(IF([.B33]=&quot;x&quot;;2^7;0)+IF([.C33]=&quot;x&quot;;2^6;0)+IF([.D33]=&quot;x&quot;;2^5;0)+IF([.E33]=&quot;x&quot;;2^4;0)+IF([.F33]=&quot;x&quot;;2^3;0)+IF([.G33]=&quot;x&quot;;2^2;0)+IF([.H33]=&quot;x&quot;;2^1;0)+IF([.I33]=&quot;x&quot;;2^0;0))" office:value-type="string" office:string-value="42" calcext:value-type="string">
            <text:p>42</text:p>
          </table:table-cell>
          <table:table-cell table:formula="of:=DEC2HEX(IF([.J33]=&quot;x&quot;;2^7;0)+IF([.K33]=&quot;x&quot;;2^6;0)+IF([.L33]=&quot;x&quot;;2^5;0)+IF([.M33]=&quot;x&quot;;2^4;0)+IF([.N33]=&quot;x&quot;;2^3;0)+IF([.O33]=&quot;x&quot;;2^2;0)+IF([.P33]=&quot;x&quot;;2^1;0)+IF([.Q33]=&quot;x&quot;;2^0;0))" office:value-type="string" office:string-value="B8" calcext:value-type="string">
            <text:p>B8</text:p>
          </table:table-cell>
          <table:table-cell/>
          <table:table-cell table:formula="of:=IF(HEX2DEC([.T33])&lt;16;COM.MICROSOFT.CONCAT(&quot;0&quot;;[.T33]);[.T33])" office:value-type="string" office:string-value="42" calcext:value-type="string">
            <text:p>42</text:p>
          </table:table-cell>
          <table:table-cell table:formula="of:=IF(HEX2DEC([.U33])&lt;16;COM.MICROSOFT.CONCAT(&quot;0&quot;;[.U33]);[.U33])" office:value-type="string" office:string-value="B8" calcext:value-type="string">
            <text:p>B8</text:p>
          </table:table-cell>
          <table:table-cell/>
          <table:table-cell table:formula="of:=COM.MICROSOFT.CONCAT(&quot;DW 0x&quot;;[.W33];[.X33])" office:value-type="string" office:string-value="DW 0x42B8" calcext:value-type="string">
            <text:p>DW 0x42B8</text:p>
          </table:table-cell>
        </table:table-row>
        <calcext:conditional-formats>
          <calcext:conditional-format calcext:target-range-address="Logo.B2:Logo.Q33">
            <calcext:condition calcext:apply-style-name="Tetris" calcext:value="=&quot;x&quot;" calcext:base-cell-address="Logo.B2"/>
          </calcext:conditional-format>
        </calcext:conditional-formats>
      </table:table>
      <table:table table:name="Sheet1" table:style-name="ta1">
        <table:table-column table:style-name="co1" table:default-cell-style-name="Default"/>
        <table:table-column table:style-name="co2" table:default-cell-style-name="ce64"/>
        <table:table-column table:style-name="co2" table:number-columns-repeated="3" table:default-cell-style-name="ce74"/>
        <table:table-column table:style-name="co2" table:default-cell-style-name="ce64"/>
        <table:table-column table:style-name="co2" table:number-columns-repeated="2" table:default-cell-style-name="ce74"/>
        <table:table-column table:style-name="co2" table:default-cell-style-name="ce82"/>
        <table:table-column table:style-name="co2" table:number-columns-repeated="4" table:default-cell-style-name="ce74"/>
        <table:table-column table:style-name="co2" table:default-cell-style-name="ce64"/>
        <table:table-column table:style-name="co2" table:number-columns-repeated="2" table:default-cell-style-name="ce74"/>
        <table:table-column table:style-name="co2" table:default-cell-style-name="ce82"/>
        <table:table-column table:style-name="co3" table:default-cell-style-name="Default"/>
        <table:table-column table:style-name="co4" table:default-cell-style-name="ce14"/>
        <table:table-column table:style-name="co11" table:default-cell-style-name="ce16"/>
        <table:table-column table:style-name="co12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/>
          <table:table-cell table:style-name="ce73" table:number-columns-repeated="2"/>
          <table:table-cell table:style-name="ce81"/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/>
          <table:table-cell table:style-name="ce73" table:number-columns-repeated="2"/>
          <table:table-cell table:style-name="ce81"/>
          <table:table-cell/>
          <table:table-cell table:style-name="Default"/>
          <table:table-cell table:formula="of:=DEC2HEX(IF([.B2]=&quot;x&quot;;2^7;0)+IF([.C2]=&quot;x&quot;;2^6;0)+IF([.D2]=&quot;x&quot;;2^5;0)+IF([.E2]=&quot;x&quot;;2^4;0)+IF([.B3]=&quot;x&quot;;2^3;0)+IF([.C3]=&quot;x&quot;;2^2;0)+IF([.D3]=&quot;x&quot;;2^1;0)+IF([.E3]=&quot;x&quot;;2^0;0))" office:value-type="string" office:string-value="44" calcext:value-type="string">
            <text:p>44</text:p>
          </table:table-cell>
          <table:table-cell table:formula="of:=DEC2HEX(IF([.B4]=&quot;x&quot;;2^7;0)+IF([.C4]=&quot;x&quot;;2^6;0)+IF([.D4]=&quot;x&quot;;2^5;0)+IF([.E4]=&quot;x&quot;;2^4;0)+IF([.B5]=&quot;x&quot;;2^3;0)+IF([.C5]=&quot;x&quot;;2^2;0)+IF([.D5]=&quot;x&quot;;2^1;0)+IF([.E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2])&lt;16;COM.MICROSOFT.CONCAT(&quot;0&quot;;[.T2]);[.T2])" office:value-type="string" office:string-value="44" calcext:value-type="string">
            <text:p>44</text:p>
          </table:table-cell>
          <table:table-cell table:formula="of:=IF(HEX2DEC([.U2])&lt;16;COM.MICROSOFT.CONCAT(&quot;0&quot;;[.U2]);[.U2])" office:value-type="string" office:string-value="44" calcext:value-type="string">
            <text:p>44</text:p>
          </table:table-cell>
          <table:table-cell table:style-name="ce18" office:value-type="string" calcext:value-type="string">
            <text:p>P_LINE_000: <text:s text:c="8"/></text:p>
          </table:table-cell>
          <table:table-cell table:formula="of:=COM.MICROSOFT.CONCAT(&quot;DW 0x&quot;;[.W2];[.X2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Default"/>
          <table:table-cell table:formula="of:=DEC2HEX(IF([.F2]=&quot;x&quot;;2^7;0)+IF([.G2]=&quot;x&quot;;2^6;0)+IF([.H2]=&quot;x&quot;;2^5;0)+IF([.I2]=&quot;x&quot;;2^4;0)+IF([.F3]=&quot;x&quot;;2^3;0)+IF([.G3]=&quot;x&quot;;2^2;0)+IF([.H3]=&quot;x&quot;;2^1;0)+IF([.I3]=&quot;x&quot;;2^0;0))" office:value-type="string" office:string-value="F" calcext:value-type="string">
            <text:p>F</text:p>
          </table:table-cell>
          <table:table-cell table:formula="of:=DEC2HEX(IF([.F4]=&quot;x&quot;;2^7;0)+IF([.G4]=&quot;x&quot;;2^6;0)+IF([.H4]=&quot;x&quot;;2^5;0)+IF([.I4]=&quot;x&quot;;2^4;0)+IF([.F5]=&quot;x&quot;;2^3;0)+IF([.G5]=&quot;x&quot;;2^2;0)+IF([.H5]=&quot;x&quot;;2^1;0)+IF([.I5]=&quot;x&quot;;2^0;0))" office:value-type="string" office:string-value="0" calcext:value-type="string">
            <text:p>0</text:p>
          </table:table-cell>
          <table:table-cell/>
          <table:table-cell table:formula="of:=IF(HEX2DEC([.T3])&lt;16;COM.MICROSOFT.CONCAT(&quot;0&quot;;[.T3]);[.T3])" office:value-type="string" office:string-value="0F" calcext:value-type="string">
            <text:p>0F</text:p>
          </table:table-cell>
          <table:table-cell table:formula="of:=IF(HEX2DEC([.U3])&lt;16;COM.MICROSOFT.CONCAT(&quot;0&quot;;[.U3]);[.U3])" office:value-type="string" office:string-value="00" calcext:value-type="string">
            <text:p>00</text:p>
          </table:table-cell>
          <table:table-cell office:value-type="string" calcext:value-type="string">
            <text:p>P_LINE_090: <text:s text:c="8"/></text:p>
          </table:table-cell>
          <table:table-cell table:formula="of:=COM.MICROSOFT.CONCAT(&quot;DW 0x&quot;;[.W3];[.X3])" office:value-type="string" office:string-value="DW 0x0F00" calcext:value-type="string">
            <text:p>DW 0x0F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J2]=&quot;x&quot;;2^7;0)+IF([.K2]=&quot;x&quot;;2^6;0)+IF([.L2]=&quot;x&quot;;2^5;0)+IF([.M2]=&quot;x&quot;;2^4;0)+IF([.J3]=&quot;x&quot;;2^3;0)+IF([.K3]=&quot;x&quot;;2^2;0)+IF([.L3]=&quot;x&quot;;2^1;0)+IF([.M3]=&quot;x&quot;;2^0;0))" office:value-type="string" office:string-value="44" calcext:value-type="string">
            <text:p>44</text:p>
          </table:table-cell>
          <table:table-cell table:formula="of:=DEC2HEX(IF([.J4]=&quot;x&quot;;2^7;0)+IF([.K4]=&quot;x&quot;;2^6;0)+IF([.L4]=&quot;x&quot;;2^5;0)+IF([.M4]=&quot;x&quot;;2^4;0)+IF([.J5]=&quot;x&quot;;2^3;0)+IF([.K5]=&quot;x&quot;;2^2;0)+IF([.L5]=&quot;x&quot;;2^1;0)+IF([.M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4])&lt;16;COM.MICROSOFT.CONCAT(&quot;0&quot;;[.T4]);[.T4])" office:value-type="string" office:string-value="44" calcext:value-type="string">
            <text:p>44</text:p>
          </table:table-cell>
          <table:table-cell table:formula="of:=IF(HEX2DEC([.U4])&lt;16;COM.MICROSOFT.CONCAT(&quot;0&quot;;[.U4]);[.U4])" office:value-type="string" office:string-value="44" calcext:value-type="string">
            <text:p>44</text:p>
          </table:table-cell>
          <table:table-cell office:value-type="string" calcext:value-type="string">
            <text:p>P_LINE_180: <text:s text:c="8"/></text:p>
          </table:table-cell>
          <table:table-cell table:formula="of:=COM.MICROSOFT.CONCAT(&quot;DW 0x&quot;;[.W4];[.X4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N2]=&quot;x&quot;;2^7;0)+IF([.O2]=&quot;x&quot;;2^6;0)+IF([.P2]=&quot;x&quot;;2^5;0)+IF([.Q2]=&quot;x&quot;;2^4;0)+IF([.N3]=&quot;x&quot;;2^3;0)+IF([.O3]=&quot;x&quot;;2^2;0)+IF([.P3]=&quot;x&quot;;2^1;0)+IF([.Q3]=&quot;x&quot;;2^0;0))" office:value-type="string" office:string-value="F" calcext:value-type="string">
            <text:p>F</text:p>
          </table:table-cell>
          <table:table-cell table:formula="of:=DEC2HEX(IF([.N4]=&quot;x&quot;;2^7;0)+IF([.O4]=&quot;x&quot;;2^6;0)+IF([.P4]=&quot;x&quot;;2^5;0)+IF([.Q4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/>
          <table:table-cell table:formula="of:=IF(HEX2DEC([.T5])&lt;16;COM.MICROSOFT.CONCAT(&quot;0&quot;;[.T5]);[.T5])" office:value-type="string" office:string-value="0F" calcext:value-type="string">
            <text:p>0F</text:p>
          </table:table-cell>
          <table:table-cell table:formula="of:=IF(HEX2DEC([.U5])&lt;16;COM.MICROSOFT.CONCAT(&quot;0&quot;;[.U5]);[.U5])" office:value-type="string" office:string-value="00" calcext:value-type="string">
            <text:p>00</text:p>
          </table:table-cell>
          <table:table-cell office:value-type="string" calcext:value-type="string">
            <text:p>P_LINE_270: <text:s text:c="8"/></text:p>
          </table:table-cell>
          <table:table-cell table:formula="of:=COM.MICROSOFT.CONCAT(&quot;DW 0x&quot;;[.W5];[.X5])" office:value-type="string" office:string-value="DW 0x0F00" calcext:value-type="string">
            <text:p>DW 0x0F00</text:p>
          </table:table-cell>
        </table:table-row>
        <table:table-row table:style-name="ro1">
          <table:table-cell/>
          <table:table-cell table:style-name="ce63"/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/>
          <table:table-cell table:style-name="ce73" office:value-type="string" calcext:value-type="string">
            <text:p>x</text:p>
          </table:table-cell>
          <table:table-cell table:style-name="ce73"/>
          <table:table-cell table:style-name="ce81"/>
          <table:table-cell table:style-name="ce73" table:number-columns-repeated="4"/>
          <table:table-cell table:style-name="ce63"/>
          <table:table-cell table:style-name="ce73" office:value-type="string" calcext:value-type="string">
            <text:p>x</text:p>
          </table:table-cell>
          <table:table-cell table:style-name="ce73"/>
          <table:table-cell table:style-name="ce81"/>
          <table:table-cell table:number-columns-repeated="2"/>
          <table:table-cell table:formula="of:=DEC2HEX(IF([.B6]=&quot;x&quot;;2^7;0)+IF([.C6]=&quot;x&quot;;2^6;0)+IF([.D6]=&quot;x&quot;;2^5;0)+IF([.E6]=&quot;x&quot;;2^4;0)+IF([.B7]=&quot;x&quot;;2^3;0)+IF([.C7]=&quot;x&quot;;2^2;0)+IF([.D7]=&quot;x&quot;;2^1;0)+IF([.E7]=&quot;x&quot;;2^0;0))" office:value-type="string" office:string-value="4E" calcext:value-type="string">
            <text:p>4E</text:p>
          </table:table-cell>
          <table:table-cell table:formula="of:=DEC2HEX(IF([.B8]=&quot;x&quot;;2^7;0)+IF([.C8]=&quot;x&quot;;2^6;0)+IF([.D8]=&quot;x&quot;;2^5;0)+IF([.E8]=&quot;x&quot;;2^4;0)+IF([.B9]=&quot;x&quot;;2^3;0)+IF([.C9]=&quot;x&quot;;2^2;0)+IF([.D9]=&quot;x&quot;;2^1;0)+IF([.E9]=&quot;x&quot;;2^0;0))" office:value-type="string" office:string-value="0" calcext:value-type="string">
            <text:p>0</text:p>
          </table:table-cell>
          <table:table-cell/>
          <table:table-cell table:formula="of:=IF(HEX2DEC([.T6])&lt;16;COM.MICROSOFT.CONCAT(&quot;0&quot;;[.T6]);[.T6])" office:value-type="string" office:string-value="4E" calcext:value-type="string">
            <text:p>4E</text:p>
          </table:table-cell>
          <table:table-cell table:formula="of:=IF(HEX2DEC([.U6])&lt;16;COM.MICROSOFT.CONCAT(&quot;0&quot;;[.U6]);[.U6])" office:value-type="string" office:string-value="00" calcext:value-type="string">
            <text:p>00</text:p>
          </table:table-cell>
          <table:table-cell office:value-type="string" calcext:value-type="string">
            <text:p>P_BUMP_000: <text:s text:c="8"/></text:p>
          </table:table-cell>
          <table:table-cell table:formula="of:=COM.MICROSOFT.CONCAT(&quot;DW 0x&quot;;[.W6];[.X6])" office:value-type="string" office:string-value="DW 0x4E00" calcext:value-type="string">
            <text:p>DW 0x4E0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6]=&quot;x&quot;;2^7;0)+IF([.G6]=&quot;x&quot;;2^6;0)+IF([.H6]=&quot;x&quot;;2^5;0)+IF([.I6]=&quot;x&quot;;2^4;0)+IF([.F7]=&quot;x&quot;;2^3;0)+IF([.G7]=&quot;x&quot;;2^2;0)+IF([.H7]=&quot;x&quot;;2^1;0)+IF([.I7]=&quot;x&quot;;2^0;0))" office:value-type="string" office:string-value="46" calcext:value-type="string">
            <text:p>46</text:p>
          </table:table-cell>
          <table:table-cell table:formula="of:=DEC2HEX(IF([.F8]=&quot;x&quot;;2^7;0)+IF([.G8]=&quot;x&quot;;2^6;0)+IF([.H8]=&quot;x&quot;;2^5;0)+IF([.I8]=&quot;x&quot;;2^4;0)+IF([.F9]=&quot;x&quot;;2^3;0)+IF([.G9]=&quot;x&quot;;2^2;0)+IF([.H9]=&quot;x&quot;;2^1;0)+IF([.I9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46" calcext:value-type="string">
            <text:p>46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 office:value-type="string" calcext:value-type="string">
            <text:p>P_BUMP_090: <text:s text:c="8"/></text:p>
          </table:table-cell>
          <table:table-cell table:formula="of:=COM.MICROSOFT.CONCAT(&quot;DW 0x&quot;;[.W7];[.X7])" office:value-type="string" office:string-value="DW 0x4640" calcext:value-type="string">
            <text:p>DW 0x46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6]=&quot;x&quot;;2^7;0)+IF([.K6]=&quot;x&quot;;2^6;0)+IF([.L6]=&quot;x&quot;;2^5;0)+IF([.M6]=&quot;x&quot;;2^4;0)+IF([.J7]=&quot;x&quot;;2^3;0)+IF([.K7]=&quot;x&quot;;2^2;0)+IF([.L7]=&quot;x&quot;;2^1;0)+IF([.M7]=&quot;x&quot;;2^0;0))" office:value-type="string" office:string-value="E" calcext:value-type="string">
            <text:p>E</text:p>
          </table:table-cell>
          <table:table-cell table:formula="of:=DEC2HEX(IF([.J8]=&quot;x&quot;;2^7;0)+IF([.K8]=&quot;x&quot;;2^6;0)+IF([.L8]=&quot;x&quot;;2^5;0)+IF([.M8]=&quot;x&quot;;2^4;0)+IF([.J9]=&quot;x&quot;;2^3;0)+IF([.K9]=&quot;x&quot;;2^2;0)+IF([.L9]=&quot;x&quot;;2^1;0)+IF([.M9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0E" calcext:value-type="string">
            <text:p>0E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 office:value-type="string" calcext:value-type="string">
            <text:p>P_BUMP_180: <text:s text:c="8"/></text:p>
          </table:table-cell>
          <table:table-cell table:formula="of:=COM.MICROSOFT.CONCAT(&quot;DW 0x&quot;;[.W8];[.X8])" office:value-type="string" office:string-value="DW 0x0E40" calcext:value-type="string">
            <text:p>DW 0x0E40</text:p>
          </table:table-cell>
        </table:table-row>
        <table:table-row table:style-name="ro1">
          <table:table-cell/>
          <table:table-cell table:style-name="ce65"/>
          <table:table-cell table:style-name="ce75" table:number-columns-repeated="3"/>
          <table:table-cell table:style-name="ce65"/>
          <table:table-cell table:style-name="ce75" table:number-columns-repeated="2"/>
          <table:table-cell table:style-name="ce83"/>
          <table:table-cell table:style-name="ce75" table:number-columns-repeated="4"/>
          <table:table-cell table:style-name="ce65"/>
          <table:table-cell table:style-name="ce75" table:number-columns-repeated="2"/>
          <table:table-cell table:style-name="ce83"/>
          <table:table-cell table:number-columns-repeated="2"/>
          <table:table-cell table:formula="of:=DEC2HEX(IF([.N6]=&quot;x&quot;;2^7;0)+IF([.O6]=&quot;x&quot;;2^6;0)+IF([.P6]=&quot;x&quot;;2^5;0)+IF([.Q6]=&quot;x&quot;;2^4;0)+IF([.N7]=&quot;x&quot;;2^3;0)+IF([.O7]=&quot;x&quot;;2^2;0)+IF([.P7]=&quot;x&quot;;2^1;0)+IF([.Q7]=&quot;x&quot;;2^0;0))" office:value-type="string" office:string-value="4C" calcext:value-type="string">
            <text:p>4C</text:p>
          </table:table-cell>
          <table:table-cell table:formula="of:=DEC2HEX(IF([.N8]=&quot;x&quot;;2^7;0)+IF([.O8]=&quot;x&quot;;2^6;0)+IF([.P8]=&quot;x&quot;;2^5;0)+IF([.Q8]=&quot;x&quot;;2^4;0)+IF([.N9]=&quot;x&quot;;2^3;0)+IF([.O9]=&quot;x&quot;;2^2;0)+IF([.P9]=&quot;x&quot;;2^1;0)+IF([.Q9]=&quot;x&quot;;2^0;0))" office:value-type="string" office:string-value="40" calcext:value-type="string">
            <text:p>40</text:p>
          </table:table-cell>
          <table:table-cell/>
          <table:table-cell table:formula="of:=IF(HEX2DEC([.T9])&lt;16;COM.MICROSOFT.CONCAT(&quot;0&quot;;[.T9]);[.T9])" office:value-type="string" office:string-value="4C" calcext:value-type="string">
            <text:p>4C</text:p>
          </table:table-cell>
          <table:table-cell table:formula="of:=IF(HEX2DEC([.U9])&lt;16;COM.MICROSOFT.CONCAT(&quot;0&quot;;[.U9]);[.U9])" office:value-type="string" office:string-value="40" calcext:value-type="string">
            <text:p>40</text:p>
          </table:table-cell>
          <table:table-cell office:value-type="string" calcext:value-type="string">
            <text:p>P_BUMP_270: <text:s text:c="8"/></text:p>
          </table:table-cell>
          <table:table-cell table:formula="of:=COM.MICROSOFT.CONCAT(&quot;DW 0x&quot;;[.W9];[.X9])" office:value-type="string" office:string-value="DW 0x4C40" calcext:value-type="string">
            <text:p>DW 0x4C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0]=&quot;x&quot;;2^7;0)+IF([.C10]=&quot;x&quot;;2^6;0)+IF([.D10]=&quot;x&quot;;2^5;0)+IF([.E10]=&quot;x&quot;;2^4;0)+IF([.B11]=&quot;x&quot;;2^3;0)+IF([.C11]=&quot;x&quot;;2^2;0)+IF([.D11]=&quot;x&quot;;2^1;0)+IF([.E11]=&quot;x&quot;;2^0;0))" office:value-type="string" office:string-value="44" calcext:value-type="string">
            <text:p>44</text:p>
          </table:table-cell>
          <table:table-cell table:formula="of:=DEC2HEX(IF([.B12]=&quot;x&quot;;2^7;0)+IF([.C12]=&quot;x&quot;;2^6;0)+IF([.D12]=&quot;x&quot;;2^5;0)+IF([.E12]=&quot;x&quot;;2^4;0)+IF([.B13]=&quot;x&quot;;2^3;0)+IF([.C13]=&quot;x&quot;;2^2;0)+IF([.D13]=&quot;x&quot;;2^1;0)+IF([.E13]=&quot;x&quot;;2^0;0))" office:value-type="string" office:string-value="C0" calcext:value-type="string">
            <text:p>C0</text:p>
          </table:table-cell>
          <table:table-cell/>
          <table:table-cell table:formula="of:=IF(HEX2DEC([.T10])&lt;16;COM.MICROSOFT.CONCAT(&quot;0&quot;;[.T10]);[.T10])" office:value-type="string" office:string-value="44" calcext:value-type="string">
            <text:p>44</text:p>
          </table:table-cell>
          <table:table-cell table:formula="of:=IF(HEX2DEC([.U10])&lt;16;COM.MICROSOFT.CONCAT(&quot;0&quot;;[.U10]);[.U10])" office:value-type="string" office:string-value="C0" calcext:value-type="string">
            <text:p>C0</text:p>
          </table:table-cell>
          <table:table-cell office:value-type="string" calcext:value-type="string">
            <text:p>P_L_000: <text:s text:c="11"/></text:p>
          </table:table-cell>
          <table:table-cell table:formula="of:=COM.MICROSOFT.CONCAT(&quot;DW 0x&quot;;[.W10];[.X10])" office:value-type="string" office:string-value="DW 0x44C0" calcext:value-type="string">
            <text:p>DW 0x44C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0]=&quot;x&quot;;2^7;0)+IF([.G10]=&quot;x&quot;;2^6;0)+IF([.H10]=&quot;x&quot;;2^5;0)+IF([.I10]=&quot;x&quot;;2^4;0)+IF([.F11]=&quot;x&quot;;2^3;0)+IF([.G11]=&quot;x&quot;;2^2;0)+IF([.H11]=&quot;x&quot;;2^1;0)+IF([.I11]=&quot;x&quot;;2^0;0))" office:value-type="string" office:string-value="8E" calcext:value-type="string">
            <text:p>8E</text:p>
          </table:table-cell>
          <table:table-cell table:formula="of:=DEC2HEX(IF([.F12]=&quot;x&quot;;2^7;0)+IF([.G12]=&quot;x&quot;;2^6;0)+IF([.H12]=&quot;x&quot;;2^5;0)+IF([.I12]=&quot;x&quot;;2^4;0)+IF([.F13]=&quot;x&quot;;2^3;0)+IF([.G13]=&quot;x&quot;;2^2;0)+IF([.H13]=&quot;x&quot;;2^1;0)+IF([.I13]=&quot;x&quot;;2^0;0))" office:value-type="string" office:string-value="0" calcext:value-type="string">
            <text:p>0</text:p>
          </table:table-cell>
          <table:table-cell/>
          <table:table-cell table:formula="of:=IF(HEX2DEC([.T11])&lt;16;COM.MICROSOFT.CONCAT(&quot;0&quot;;[.T11]);[.T11])" office:value-type="string" office:string-value="8E" calcext:value-type="string">
            <text:p>8E</text:p>
          </table:table-cell>
          <table:table-cell table:formula="of:=IF(HEX2DEC([.U11])&lt;16;COM.MICROSOFT.CONCAT(&quot;0&quot;;[.U11]);[.U11])" office:value-type="string" office:string-value="00" calcext:value-type="string">
            <text:p>00</text:p>
          </table:table-cell>
          <table:table-cell office:value-type="string" calcext:value-type="string">
            <text:p>P_L_090: <text:s text:c="11"/></text:p>
          </table:table-cell>
          <table:table-cell table:formula="of:=COM.MICROSOFT.CONCAT(&quot;DW 0x&quot;;[.W11];[.X11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DEC2HEX(IF([.J10]=&quot;x&quot;;2^7;0)+IF([.K10]=&quot;x&quot;;2^6;0)+IF([.L10]=&quot;x&quot;;2^5;0)+IF([.M10]=&quot;x&quot;;2^4;0)+IF([.J11]=&quot;x&quot;;2^3;0)+IF([.K11]=&quot;x&quot;;2^2;0)+IF([.L11]=&quot;x&quot;;2^1;0)+IF([.M11]=&quot;x&quot;;2^0;0))" office:value-type="string" office:string-value="64" calcext:value-type="string">
            <text:p>64</text:p>
          </table:table-cell>
          <table:table-cell table:formula="of:=DEC2HEX(IF([.J12]=&quot;x&quot;;2^7;0)+IF([.K12]=&quot;x&quot;;2^6;0)+IF([.L12]=&quot;x&quot;;2^5;0)+IF([.M12]=&quot;x&quot;;2^4;0)+IF([.J13]=&quot;x&quot;;2^3;0)+IF([.K13]=&quot;x&quot;;2^2;0)+IF([.L13]=&quot;x&quot;;2^1;0)+IF([.M13]=&quot;x&quot;;2^0;0))" office:value-type="string" office:string-value="40" calcext:value-type="string">
            <text:p>40</text:p>
          </table:table-cell>
          <table:table-cell/>
          <table:table-cell table:formula="of:=IF(HEX2DEC([.T12])&lt;16;COM.MICROSOFT.CONCAT(&quot;0&quot;;[.T12]);[.T12])" office:value-type="string" office:string-value="64" calcext:value-type="string">
            <text:p>64</text:p>
          </table:table-cell>
          <table:table-cell table:formula="of:=IF(HEX2DEC([.U12])&lt;16;COM.MICROSOFT.CONCAT(&quot;0&quot;;[.U12]);[.U12])" office:value-type="string" office:string-value="40" calcext:value-type="string">
            <text:p>40</text:p>
          </table:table-cell>
          <table:table-cell office:value-type="string" calcext:value-type="string">
            <text:p>P_L_180: <text:s text:c="11"/></text:p>
          </table:table-cell>
          <table:table-cell table:formula="of:=COM.MICROSOFT.CONCAT(&quot;DW 0x&quot;;[.W12];[.X12])" office:value-type="string" office:string-value="DW 0x6440" calcext:value-type="string">
            <text:p>DW 0x6440</text:p>
          </table:table-cell>
        </table:table-row>
        <table:table-row table:style-name="ro1">
          <table:table-cell table:number-columns-repeated="19"/>
          <table:table-cell table:formula="of:=DEC2HEX(IF([.N10]=&quot;x&quot;;2^7;0)+IF([.O10]=&quot;x&quot;;2^6;0)+IF([.P10]=&quot;x&quot;;2^5;0)+IF([.Q10]=&quot;x&quot;;2^4;0)+IF([.N11]=&quot;x&quot;;2^3;0)+IF([.O11]=&quot;x&quot;;2^2;0)+IF([.P11]=&quot;x&quot;;2^1;0)+IF([.Q11]=&quot;x&quot;;2^0;0))" office:value-type="string" office:string-value="E" calcext:value-type="string">
            <text:p>E</text:p>
          </table:table-cell>
          <table:table-cell table:formula="of:=DEC2HEX(IF([.N12]=&quot;x&quot;;2^7;0)+IF([.O12]=&quot;x&quot;;2^6;0)+IF([.P12]=&quot;x&quot;;2^5;0)+IF([.Q12]=&quot;x&quot;;2^4;0)+IF([.N13]=&quot;x&quot;;2^3;0)+IF([.O13]=&quot;x&quot;;2^2;0)+IF([.P13]=&quot;x&quot;;2^1;0)+IF([.Q13]=&quot;x&quot;;2^0;0))" office:value-type="string" office:string-value="20" calcext:value-type="string">
            <text:p>20</text:p>
          </table:table-cell>
          <table:table-cell/>
          <table:table-cell table:formula="of:=IF(HEX2DEC([.T13])&lt;16;COM.MICROSOFT.CONCAT(&quot;0&quot;;[.T13]);[.T13])" office:value-type="string" office:string-value="0E" calcext:value-type="string">
            <text:p>0E</text:p>
          </table:table-cell>
          <table:table-cell table:formula="of:=IF(HEX2DEC([.U13])&lt;16;COM.MICROSOFT.CONCAT(&quot;0&quot;;[.U13]);[.U13])" office:value-type="string" office:string-value="20" calcext:value-type="string">
            <text:p>20</text:p>
          </table:table-cell>
          <table:table-cell office:value-type="string" calcext:value-type="string">
            <text:p>P_L_270: <text:s text:c="11"/></text:p>
          </table:table-cell>
          <table:table-cell table:formula="of:=COM.MICROSOFT.CONCAT(&quot;DW 0x&quot;;[.W13];[.X13])" office:value-type="string" office:string-value="DW 0x0E20" calcext:value-type="string">
            <text:p>DW 0x0E20</text:p>
          </table:table-cell>
        </table:table-row>
        <table:table-row table:style-name="ro1">
          <table:table-cell/>
          <table:table-cell table:style-name="ce63"/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/>
          <table:table-cell table:style-name="ce73" table:number-columns-repeated="2"/>
          <table:table-cell table:style-name="ce81"/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 office:value-type="string" calcext:value-type="string">
            <text:p>x</text:p>
          </table:table-cell>
          <table:table-cell table:style-name="ce73" table:number-columns-repeated="2"/>
          <table:table-cell table:style-name="ce81"/>
          <table:table-cell table:number-columns-repeated="2"/>
          <table:table-cell table:formula="of:=DEC2HEX(IF([.B14]=&quot;x&quot;;2^7;0)+IF([.C14]=&quot;x&quot;;2^6;0)+IF([.D14]=&quot;x&quot;;2^5;0)+IF([.E14]=&quot;x&quot;;2^4;0)+IF([.B15]=&quot;x&quot;;2^3;0)+IF([.C15]=&quot;x&quot;;2^2;0)+IF([.D15]=&quot;x&quot;;2^1;0)+IF([.E15]=&quot;x&quot;;2^0;0))" office:value-type="string" office:string-value="44" calcext:value-type="string">
            <text:p>44</text:p>
          </table:table-cell>
          <table:table-cell table:formula="of:=DEC2HEX(IF([.B16]=&quot;x&quot;;2^7;0)+IF([.C16]=&quot;x&quot;;2^6;0)+IF([.D16]=&quot;x&quot;;2^5;0)+IF([.E16]=&quot;x&quot;;2^4;0)+IF([.B17]=&quot;x&quot;;2^3;0)+IF([.C17]=&quot;x&quot;;2^2;0)+IF([.D17]=&quot;x&quot;;2^1;0)+IF([.E17]=&quot;x&quot;;2^0;0))" office:value-type="string" office:string-value="60" calcext:value-type="string">
            <text:p>60</text:p>
          </table:table-cell>
          <table:table-cell/>
          <table:table-cell table:formula="of:=IF(HEX2DEC([.T14])&lt;16;COM.MICROSOFT.CONCAT(&quot;0&quot;;[.T14]);[.T14])" office:value-type="string" office:string-value="44" calcext:value-type="string">
            <text:p>44</text:p>
          </table:table-cell>
          <table:table-cell table:formula="of:=IF(HEX2DEC([.U14])&lt;16;COM.MICROSOFT.CONCAT(&quot;0&quot;;[.U14]);[.U14])" office:value-type="string" office:string-value="60" calcext:value-type="string">
            <text:p>60</text:p>
          </table:table-cell>
          <table:table-cell office:value-type="string" calcext:value-type="string">
            <text:p>P_L_REV_000: <text:s text:c="7"/></text:p>
          </table:table-cell>
          <table:table-cell table:formula="of:=COM.MICROSOFT.CONCAT(&quot;DW 0x&quot;;[.W14];[.X14])" office:value-type="string" office:string-value="DW 0x4460" calcext:value-type="string">
            <text:p>DW 0x4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4]=&quot;x&quot;;2^7;0)+IF([.G14]=&quot;x&quot;;2^6;0)+IF([.H14]=&quot;x&quot;;2^5;0)+IF([.I14]=&quot;x&quot;;2^4;0)+IF([.F15]=&quot;x&quot;;2^3;0)+IF([.G15]=&quot;x&quot;;2^2;0)+IF([.H15]=&quot;x&quot;;2^1;0)+IF([.I15]=&quot;x&quot;;2^0;0))" office:value-type="string" office:string-value="E" calcext:value-type="string">
            <text:p>E</text:p>
          </table:table-cell>
          <table:table-cell table:formula="of:=DEC2HEX(IF([.F16]=&quot;x&quot;;2^7;0)+IF([.G16]=&quot;x&quot;;2^6;0)+IF([.H16]=&quot;x&quot;;2^5;0)+IF([.I16]=&quot;x&quot;;2^4;0)+IF([.F17]=&quot;x&quot;;2^3;0)+IF([.G17]=&quot;x&quot;;2^2;0)+IF([.H17]=&quot;x&quot;;2^1;0)+IF([.I17]=&quot;x&quot;;2^0;0))" office:value-type="string" office:string-value="80" calcext:value-type="string">
            <text:p>80</text:p>
          </table:table-cell>
          <table:table-cell/>
          <table:table-cell table:formula="of:=IF(HEX2DEC([.T15])&lt;16;COM.MICROSOFT.CONCAT(&quot;0&quot;;[.T15]);[.T15])" office:value-type="string" office:string-value="0E" calcext:value-type="string">
            <text:p>0E</text:p>
          </table:table-cell>
          <table:table-cell table:formula="of:=IF(HEX2DEC([.U15])&lt;16;COM.MICROSOFT.CONCAT(&quot;0&quot;;[.U15]);[.U15])" office:value-type="string" office:string-value="80" calcext:value-type="string">
            <text:p>80</text:p>
          </table:table-cell>
          <table:table-cell office:value-type="string" calcext:value-type="string">
            <text:p>P_L_REV_090: <text:s text:c="7"/></text:p>
          </table:table-cell>
          <table:table-cell table:formula="of:=COM.MICROSOFT.CONCAT(&quot;DW 0x&quot;;[.W15];[.X15])" office:value-type="string" office:string-value="DW 0x0E80" calcext:value-type="string">
            <text:p>DW 0x0E8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J14]=&quot;x&quot;;2^7;0)+IF([.K14]=&quot;x&quot;;2^6;0)+IF([.L14]=&quot;x&quot;;2^5;0)+IF([.M14]=&quot;x&quot;;2^4;0)+IF([.J15]=&quot;x&quot;;2^3;0)+IF([.K15]=&quot;x&quot;;2^2;0)+IF([.L15]=&quot;x&quot;;2^1;0)+IF([.M15]=&quot;x&quot;;2^0;0))" office:value-type="string" office:string-value="C4" calcext:value-type="string">
            <text:p>C4</text:p>
          </table:table-cell>
          <table:table-cell table:formula="of:=DEC2HEX(IF([.J16]=&quot;x&quot;;2^7;0)+IF([.K16]=&quot;x&quot;;2^6;0)+IF([.L16]=&quot;x&quot;;2^5;0)+IF([.M16]=&quot;x&quot;;2^4;0)+IF([.J17]=&quot;x&quot;;2^3;0)+IF([.K17]=&quot;x&quot;;2^2;0)+IF([.L17]=&quot;x&quot;;2^1;0)+IF([.M17]=&quot;x&quot;;2^0;0))" office:value-type="string" office:string-value="40" calcext:value-type="string">
            <text:p>40</text:p>
          </table:table-cell>
          <table:table-cell/>
          <table:table-cell table:formula="of:=IF(HEX2DEC([.T16])&lt;16;COM.MICROSOFT.CONCAT(&quot;0&quot;;[.T16]);[.T16])" office:value-type="string" office:string-value="C4" calcext:value-type="string">
            <text:p>C4</text:p>
          </table:table-cell>
          <table:table-cell table:formula="of:=IF(HEX2DEC([.U16])&lt;16;COM.MICROSOFT.CONCAT(&quot;0&quot;;[.U16]);[.U16])" office:value-type="string" office:string-value="40" calcext:value-type="string">
            <text:p>40</text:p>
          </table:table-cell>
          <table:table-cell office:value-type="string" calcext:value-type="string">
            <text:p>P_L_REV_180: <text:s text:c="7"/></text:p>
          </table:table-cell>
          <table:table-cell table:formula="of:=COM.MICROSOFT.CONCAT(&quot;DW 0x&quot;;[.W16];[.X16])" office:value-type="string" office:string-value="DW 0xC440" calcext:value-type="string">
            <text:p>DW 0xC440</text:p>
          </table:table-cell>
        </table:table-row>
        <table:table-row table:style-name="ro1">
          <table:table-cell/>
          <table:table-cell table:style-name="ce66"/>
          <table:table-cell table:style-name="ce76" table:number-columns-repeated="3"/>
          <table:table-cell table:style-name="ce66"/>
          <table:table-cell table:style-name="ce76" table:number-columns-repeated="2"/>
          <table:table-cell table:style-name="ce84"/>
          <table:table-cell table:style-name="ce76" table:number-columns-repeated="4"/>
          <table:table-cell table:style-name="ce66"/>
          <table:table-cell table:style-name="ce76" table:number-columns-repeated="2"/>
          <table:table-cell table:style-name="ce84"/>
          <table:table-cell table:number-columns-repeated="2"/>
          <table:table-cell table:formula="of:=DEC2HEX(IF([.N14]=&quot;x&quot;;2^7;0)+IF([.O14]=&quot;x&quot;;2^6;0)+IF([.P14]=&quot;x&quot;;2^5;0)+IF([.Q14]=&quot;x&quot;;2^4;0)+IF([.N15]=&quot;x&quot;;2^3;0)+IF([.O15]=&quot;x&quot;;2^2;0)+IF([.P15]=&quot;x&quot;;2^1;0)+IF([.Q15]=&quot;x&quot;;2^0;0))" office:value-type="string" office:string-value="8E" calcext:value-type="string">
            <text:p>8E</text:p>
          </table:table-cell>
          <table:table-cell table:formula="of:=DEC2HEX(IF([.N16]=&quot;x&quot;;2^7;0)+IF([.O16]=&quot;x&quot;;2^6;0)+IF([.P16]=&quot;x&quot;;2^5;0)+IF([.Q16]=&quot;x&quot;;2^4;0)+IF([.N17]=&quot;x&quot;;2^3;0)+IF([.O17]=&quot;x&quot;;2^2;0)+IF([.P17]=&quot;x&quot;;2^1;0)+IF([.Q17]=&quot;x&quot;;2^0;0))" office:value-type="string" office:string-value="0" calcext:value-type="string">
            <text:p>0</text:p>
          </table:table-cell>
          <table:table-cell/>
          <table:table-cell table:formula="of:=IF(HEX2DEC([.T17])&lt;16;COM.MICROSOFT.CONCAT(&quot;0&quot;;[.T17]);[.T17])" office:value-type="string" office:string-value="8E" calcext:value-type="string">
            <text:p>8E</text:p>
          </table:table-cell>
          <table:table-cell table:formula="of:=IF(HEX2DEC([.U17])&lt;16;COM.MICROSOFT.CONCAT(&quot;0&quot;;[.U17]);[.U17])" office:value-type="string" office:string-value="00" calcext:value-type="string">
            <text:p>00</text:p>
          </table:table-cell>
          <table:table-cell office:value-type="string" calcext:value-type="string">
            <text:p>P_L_REV_270: <text:s text:c="7"/></text:p>
          </table:table-cell>
          <table:table-cell table:formula="of:=COM.MICROSOFT.CONCAT(&quot;DW 0x&quot;;[.W17];[.X17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79"/>
          <table:table-cell table:style-name="ce80"/>
          <table:table-cell table:style-name="ce80" office:value-type="string" calcext:value-type="string">
            <text:p>x</text:p>
          </table:table-cell>
          <table:table-cell/>
          <table:table-cell table:style-name="ce80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DEC2HEX(IF([.B18]=&quot;x&quot;;2^7;0)+IF([.C18]=&quot;x&quot;;2^6;0)+IF([.D18]=&quot;x&quot;;2^5;0)+IF([.E18]=&quot;x&quot;;2^4;0)+IF([.B19]=&quot;x&quot;;2^3;0)+IF([.C19]=&quot;x&quot;;2^2;0)+IF([.D19]=&quot;x&quot;;2^1;0)+IF([.E19]=&quot;x&quot;;2^0;0))" office:value-type="string" office:string-value="C6" calcext:value-type="string">
            <text:p>C6</text:p>
          </table:table-cell>
          <table:table-cell table:formula="of:=DEC2HEX(IF([.B20]=&quot;x&quot;;2^7;0)+IF([.C20]=&quot;x&quot;;2^6;0)+IF([.D20]=&quot;x&quot;;2^5;0)+IF([.E20]=&quot;x&quot;;2^4;0)+IF([.B21]=&quot;x&quot;;2^3;0)+IF([.C21]=&quot;x&quot;;2^2;0)+IF([.D21]=&quot;x&quot;;2^1;0)+IF([.E21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C6" calcext:value-type="string">
            <text:p>C6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 office:value-type="string" calcext:value-type="string">
            <text:p>P_SNAKE_000: <text:s text:c="7"/></text:p>
          </table:table-cell>
          <table:table-cell table:formula="of:=COM.MICROSOFT.CONCAT(&quot;DW 0x&quot;;[.W18];[.X18])" office:value-type="string" office:string-value="DW 0xC600" calcext:value-type="string">
            <text:p>DW 0xC60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79"/>
          <table:table-cell table:number-columns-repeated="2" table:style-name="ce80" office:value-type="string" calcext:value-type="string">
            <text:p>x</text:p>
          </table:table-cell>
          <table:table-cell/>
          <table:table-cell table:style-name="ce8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8]=&quot;x&quot;;2^7;0)+IF([.G18]=&quot;x&quot;;2^6;0)+IF([.H18]=&quot;x&quot;;2^5;0)+IF([.I18]=&quot;x&quot;;2^4;0)+IF([.F19]=&quot;x&quot;;2^3;0)+IF([.G19]=&quot;x&quot;;2^2;0)+IF([.H19]=&quot;x&quot;;2^1;0)+IF([.I19]=&quot;x&quot;;2^0;0))" office:value-type="string" office:string-value="26" calcext:value-type="string">
            <text:p>26</text:p>
          </table:table-cell>
          <table:table-cell table:formula="of:=DEC2HEX(IF([.F20]=&quot;x&quot;;2^7;0)+IF([.G20]=&quot;x&quot;;2^6;0)+IF([.H20]=&quot;x&quot;;2^5;0)+IF([.I20]=&quot;x&quot;;2^4;0)+IF([.F21]=&quot;x&quot;;2^3;0)+IF([.G21]=&quot;x&quot;;2^2;0)+IF([.H21]=&quot;x&quot;;2^1;0)+IF([.I21]=&quot;x&quot;;2^0;0))" office:value-type="string" office:string-value="40" calcext:value-type="string">
            <text:p>40</text:p>
          </table:table-cell>
          <table:table-cell/>
          <table:table-cell table:formula="of:=IF(HEX2DEC([.T19])&lt;16;COM.MICROSOFT.CONCAT(&quot;0&quot;;[.T19]);[.T19])" office:value-type="string" office:string-value="26" calcext:value-type="string">
            <text:p>26</text:p>
          </table:table-cell>
          <table:table-cell table:formula="of:=IF(HEX2DEC([.U19])&lt;16;COM.MICROSOFT.CONCAT(&quot;0&quot;;[.U19]);[.U19])" office:value-type="string" office:string-value="40" calcext:value-type="string">
            <text:p>40</text:p>
          </table:table-cell>
          <table:table-cell office:value-type="string" calcext:value-type="string">
            <text:p>P_SNAKE_090: <text:s text:c="7"/></text:p>
          </table:table-cell>
          <table:table-cell table:formula="of:=COM.MICROSOFT.CONCAT(&quot;DW 0x&quot;;[.W19];[.X19])" office:value-type="string" office:string-value="DW 0x2640" calcext:value-type="string">
            <text:p>DW 0x2640</text:p>
          </table:table-cell>
        </table:table-row>
        <table:table-row table:style-name="ro1">
          <table:table-cell table:number-columns-repeated="5"/>
          <table:table-cell table:style-name="ce79"/>
          <table:table-cell table:style-name="ce80" office:value-type="string" calcext:value-type="string">
            <text:p>x</text:p>
          </table:table-cell>
          <table:table-cell table:style-name="ce80"/>
          <table:table-cell/>
          <table:table-cell table:style-name="ce80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J18]=&quot;x&quot;;2^7;0)+IF([.K18]=&quot;x&quot;;2^6;0)+IF([.L18]=&quot;x&quot;;2^5;0)+IF([.M18]=&quot;x&quot;;2^4;0)+IF([.J19]=&quot;x&quot;;2^3;0)+IF([.K19]=&quot;x&quot;;2^2;0)+IF([.L19]=&quot;x&quot;;2^1;0)+IF([.M19]=&quot;x&quot;;2^0;0))" office:value-type="string" office:string-value="C" calcext:value-type="string">
            <text:p>C</text:p>
          </table:table-cell>
          <table:table-cell table:formula="of:=DEC2HEX(IF([.J20]=&quot;x&quot;;2^7;0)+IF([.K20]=&quot;x&quot;;2^6;0)+IF([.L20]=&quot;x&quot;;2^5;0)+IF([.M20]=&quot;x&quot;;2^4;0)+IF([.J21]=&quot;x&quot;;2^3;0)+IF([.K21]=&quot;x&quot;;2^2;0)+IF([.L21]=&quot;x&quot;;2^1;0)+IF([.M21]=&quot;x&quot;;2^0;0))" office:value-type="string" office:string-value="60" calcext:value-type="string">
            <text:p>60</text:p>
          </table:table-cell>
          <table:table-cell/>
          <table:table-cell table:formula="of:=IF(HEX2DEC([.T20])&lt;16;COM.MICROSOFT.CONCAT(&quot;0&quot;;[.T20]);[.T20])" office:value-type="string" office:string-value="0C" calcext:value-type="string">
            <text:p>0C</text:p>
          </table:table-cell>
          <table:table-cell table:formula="of:=IF(HEX2DEC([.U20])&lt;16;COM.MICROSOFT.CONCAT(&quot;0&quot;;[.U20]);[.U20])" office:value-type="string" office:string-value="60" calcext:value-type="string">
            <text:p>60</text:p>
          </table:table-cell>
          <table:table-cell office:value-type="string" calcext:value-type="string">
            <text:p>P_SNAKE_180: <text:s text:c="7"/></text:p>
          </table:table-cell>
          <table:table-cell table:formula="of:=COM.MICROSOFT.CONCAT(&quot;DW 0x&quot;;[.W20];[.X20])" office:value-type="string" office:string-value="DW 0x0C60" calcext:value-type="string">
            <text:p>DW 0x0C60</text:p>
          </table:table-cell>
        </table:table-row>
        <table:table-row table:style-name="ro1">
          <table:table-cell table:number-columns-repeated="19"/>
          <table:table-cell table:formula="of:=DEC2HEX(IF([.N18]=&quot;x&quot;;2^7;0)+IF([.O18]=&quot;x&quot;;2^6;0)+IF([.P18]=&quot;x&quot;;2^5;0)+IF([.Q18]=&quot;x&quot;;2^4;0)+IF([.N19]=&quot;x&quot;;2^3;0)+IF([.O19]=&quot;x&quot;;2^2;0)+IF([.P19]=&quot;x&quot;;2^1;0)+IF([.Q19]=&quot;x&quot;;2^0;0))" office:value-type="string" office:string-value="8C" calcext:value-type="string">
            <text:p>8C</text:p>
          </table:table-cell>
          <table:table-cell table:formula="of:=DEC2HEX(IF([.N20]=&quot;x&quot;;2^7;0)+IF([.O20]=&quot;x&quot;;2^6;0)+IF([.P20]=&quot;x&quot;;2^5;0)+IF([.Q20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8C" calcext:value-type="string">
            <text:p>8C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 office:value-type="string" calcext:value-type="string">
            <text:p>P_SNAKE_270: <text:s text:c="7"/></text:p>
          </table:table-cell>
          <table:table-cell table:formula="of:=COM.MICROSOFT.CONCAT(&quot;DW 0x&quot;;[.W21];[.X21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63"/>
          <table:table-cell table:number-columns-repeated="2" table:style-name="ce73" office:value-type="string" calcext:value-type="string">
            <text:p>x</text:p>
          </table:table-cell>
          <table:table-cell table:style-name="ce73"/>
          <table:table-cell table:style-name="ce63"/>
          <table:table-cell table:style-name="ce73" office:value-type="string" calcext:value-type="string">
            <text:p>x</text:p>
          </table:table-cell>
          <table:table-cell table:style-name="ce73"/>
          <table:table-cell table:style-name="ce81"/>
          <table:table-cell table:style-name="ce73" table:number-columns-repeated="4"/>
          <table:table-cell table:style-name="ce63" office:value-type="string" calcext:value-type="string">
            <text:p>x</text:p>
          </table:table-cell>
          <table:table-cell table:style-name="ce73" table:number-columns-repeated="2"/>
          <table:table-cell table:style-name="ce81"/>
          <table:table-cell table:number-columns-repeated="2"/>
          <table:table-cell table:formula="of:=DEC2HEX(IF([.B22]=&quot;x&quot;;2^7;0)+IF([.C22]=&quot;x&quot;;2^6;0)+IF([.D22]=&quot;x&quot;;2^5;0)+IF([.E22]=&quot;x&quot;;2^4;0)+IF([.B23]=&quot;x&quot;;2^3;0)+IF([.C23]=&quot;x&quot;;2^2;0)+IF([.D23]=&quot;x&quot;;2^1;0)+IF([.E23]=&quot;x&quot;;2^0;0))" office:value-type="string" office:string-value="6C" calcext:value-type="string">
            <text:p>6C</text:p>
          </table:table-cell>
          <table:table-cell table:formula="of:=DEC2HEX(IF([.B24]=&quot;x&quot;;2^7;0)+IF([.C24]=&quot;x&quot;;2^6;0)+IF([.D24]=&quot;x&quot;;2^5;0)+IF([.E24]=&quot;x&quot;;2^4;0)+IF([.B25]=&quot;x&quot;;2^3;0)+IF([.C25]=&quot;x&quot;;2^2;0)+IF([.D25]=&quot;x&quot;;2^1;0)+IF([.E25]=&quot;x&quot;;2^0;0))" office:value-type="string" office:string-value="0" calcext:value-type="string">
            <text:p>0</text:p>
          </table:table-cell>
          <table:table-cell/>
          <table:table-cell table:formula="of:=IF(HEX2DEC([.T22])&lt;16;COM.MICROSOFT.CONCAT(&quot;0&quot;;[.T22]);[.T22])" office:value-type="string" office:string-value="6C" calcext:value-type="string">
            <text:p>6C</text:p>
          </table:table-cell>
          <table:table-cell table:formula="of:=IF(HEX2DEC([.U22])&lt;16;COM.MICROSOFT.CONCAT(&quot;0&quot;;[.U22]);[.U22])" office:value-type="string" office:string-value="00" calcext:value-type="string">
            <text:p>00</text:p>
          </table:table-cell>
          <table:table-cell office:value-type="string" calcext:value-type="string">
            <text:p>P_SNAME_REV_000: <text:s text:c="3"/></text:p>
          </table:table-cell>
          <table:table-cell table:formula="of:=COM.MICROSOFT.CONCAT(&quot;DW 0x&quot;;[.W22];[.X22])" office:value-type="string" office:string-value="DW 0x6C00" calcext:value-type="string">
            <text:p>DW 0x6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2]=&quot;x&quot;;2^7;0)+IF([.G22]=&quot;x&quot;;2^6;0)+IF([.H22]=&quot;x&quot;;2^5;0)+IF([.I22]=&quot;x&quot;;2^4;0)+IF([.F23]=&quot;x&quot;;2^3;0)+IF([.G23]=&quot;x&quot;;2^2;0)+IF([.H23]=&quot;x&quot;;2^1;0)+IF([.I23]=&quot;x&quot;;2^0;0))" office:value-type="string" office:string-value="46" calcext:value-type="string">
            <text:p>46</text:p>
          </table:table-cell>
          <table:table-cell table:formula="of:=DEC2HEX(IF([.F24]=&quot;x&quot;;2^7;0)+IF([.G24]=&quot;x&quot;;2^6;0)+IF([.H24]=&quot;x&quot;;2^5;0)+IF([.I24]=&quot;x&quot;;2^4;0)+IF([.F25]=&quot;x&quot;;2^3;0)+IF([.G25]=&quot;x&quot;;2^2;0)+IF([.H25]=&quot;x&quot;;2^1;0)+IF([.I25]=&quot;x&quot;;2^0;0))" office:value-type="string" office:string-value="20" calcext:value-type="string">
            <text:p>20</text:p>
          </table:table-cell>
          <table:table-cell/>
          <table:table-cell table:formula="of:=IF(HEX2DEC([.T23])&lt;16;COM.MICROSOFT.CONCAT(&quot;0&quot;;[.T23]);[.T23])" office:value-type="string" office:string-value="46" calcext:value-type="string">
            <text:p>46</text:p>
          </table:table-cell>
          <table:table-cell table:formula="of:=IF(HEX2DEC([.U23])&lt;16;COM.MICROSOFT.CONCAT(&quot;0&quot;;[.U23]);[.U23])" office:value-type="string" office:string-value="20" calcext:value-type="string">
            <text:p>20</text:p>
          </table:table-cell>
          <table:table-cell office:value-type="string" calcext:value-type="string">
            <text:p>P_SNAME_REV_090: <text:s text:c="3"/></text:p>
          </table:table-cell>
          <table:table-cell table:formula="of:=COM.MICROSOFT.CONCAT(&quot;DW 0x&quot;;[.W23];[.X23])" office:value-type="string" office:string-value="DW 0x4620" calcext:value-type="string">
            <text:p>DW 0x46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22]=&quot;x&quot;;2^7;0)+IF([.K22]=&quot;x&quot;;2^6;0)+IF([.L22]=&quot;x&quot;;2^5;0)+IF([.M22]=&quot;x&quot;;2^4;0)+IF([.J23]=&quot;x&quot;;2^3;0)+IF([.K23]=&quot;x&quot;;2^2;0)+IF([.L23]=&quot;x&quot;;2^1;0)+IF([.M23]=&quot;x&quot;;2^0;0))" office:value-type="string" office:string-value="6" calcext:value-type="string">
            <text:p>6</text:p>
          </table:table-cell>
          <table:table-cell table:formula="of:=DEC2HEX(IF([.J24]=&quot;x&quot;;2^7;0)+IF([.K24]=&quot;x&quot;;2^6;0)+IF([.L24]=&quot;x&quot;;2^5;0)+IF([.M24]=&quot;x&quot;;2^4;0)+IF([.J25]=&quot;x&quot;;2^3;0)+IF([.K25]=&quot;x&quot;;2^2;0)+IF([.L25]=&quot;x&quot;;2^1;0)+IF([.M25]=&quot;x&quot;;2^0;0))" office:value-type="string" office:string-value="C0" calcext:value-type="string">
            <text:p>C0</text:p>
          </table:table-cell>
          <table:table-cell/>
          <table:table-cell table:formula="of:=IF(HEX2DEC([.T24])&lt;16;COM.MICROSOFT.CONCAT(&quot;0&quot;;[.T24]);[.T24])" office:value-type="string" office:string-value="06" calcext:value-type="string">
            <text:p>06</text:p>
          </table:table-cell>
          <table:table-cell table:formula="of:=IF(HEX2DEC([.U24])&lt;16;COM.MICROSOFT.CONCAT(&quot;0&quot;;[.U24]);[.U24])" office:value-type="string" office:string-value="C0" calcext:value-type="string">
            <text:p>C0</text:p>
          </table:table-cell>
          <table:table-cell office:value-type="string" calcext:value-type="string">
            <text:p>P_SNAME_REV_180: <text:s text:c="3"/></text:p>
          </table:table-cell>
          <table:table-cell table:formula="of:=COM.MICROSOFT.CONCAT(&quot;DW 0x&quot;;[.W24];[.X24])" office:value-type="string" office:string-value="DW 0x06C0" calcext:value-type="string">
            <text:p>DW 0x06C0</text:p>
          </table:table-cell>
        </table:table-row>
        <table:table-row table:style-name="ro1">
          <table:table-cell/>
          <table:table-cell table:style-name="ce66"/>
          <table:table-cell table:style-name="ce76" table:number-columns-repeated="3"/>
          <table:table-cell table:style-name="ce66"/>
          <table:table-cell table:style-name="ce76" table:number-columns-repeated="2"/>
          <table:table-cell table:style-name="ce84"/>
          <table:table-cell table:style-name="ce76" table:number-columns-repeated="4"/>
          <table:table-cell table:style-name="ce66"/>
          <table:table-cell table:style-name="ce76" table:number-columns-repeated="2"/>
          <table:table-cell table:style-name="ce84"/>
          <table:table-cell table:number-columns-repeated="2"/>
          <table:table-cell table:formula="of:=DEC2HEX(IF([.N22]=&quot;x&quot;;2^7;0)+IF([.O22]=&quot;x&quot;;2^6;0)+IF([.P22]=&quot;x&quot;;2^5;0)+IF([.Q22]=&quot;x&quot;;2^4;0)+IF([.N23]=&quot;x&quot;;2^3;0)+IF([.O23]=&quot;x&quot;;2^2;0)+IF([.P23]=&quot;x&quot;;2^1;0)+IF([.Q23]=&quot;x&quot;;2^0;0))" office:value-type="string" office:string-value="8C" calcext:value-type="string">
            <text:p>8C</text:p>
          </table:table-cell>
          <table:table-cell table:formula="of:=DEC2HEX(IF([.N24]=&quot;x&quot;;2^7;0)+IF([.O24]=&quot;x&quot;;2^6;0)+IF([.P24]=&quot;x&quot;;2^5;0)+IF([.Q24]=&quot;x&quot;;2^4;0)+IF([.N25]=&quot;x&quot;;2^3;0)+IF([.O25]=&quot;x&quot;;2^2;0)+IF([.P25]=&quot;x&quot;;2^1;0)+IF([.Q25]=&quot;x&quot;;2^0;0))" office:value-type="string" office:string-value="40" calcext:value-type="string">
            <text:p>40</text:p>
          </table:table-cell>
          <table:table-cell/>
          <table:table-cell table:formula="of:=IF(HEX2DEC([.T25])&lt;16;COM.MICROSOFT.CONCAT(&quot;0&quot;;[.T25]);[.T25])" office:value-type="string" office:string-value="8C" calcext:value-type="string">
            <text:p>8C</text:p>
          </table:table-cell>
          <table:table-cell table:formula="of:=IF(HEX2DEC([.U25])&lt;16;COM.MICROSOFT.CONCAT(&quot;0&quot;;[.U25]);[.U25])" office:value-type="string" office:string-value="40" calcext:value-type="string">
            <text:p>40</text:p>
          </table:table-cell>
          <table:table-cell office:value-type="string" calcext:value-type="string">
            <text:p>P_SNAME_REV_270: <text:s text:c="3"/></text:p>
          </table:table-cell>
          <table:table-cell table:formula="of:=COM.MICROSOFT.CONCAT(&quot;DW 0x&quot;;[.W25];[.X25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63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73"/>
          <table:table-cell table:style-name="ce81"/>
          <table:table-cell table:style-name="ce63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2"/>
          <table:table-cell table:style-name="ce63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73"/>
          <table:table-cell table:style-name="ce81"/>
          <table:table-cell table:number-columns-repeated="2"/>
          <table:table-cell table:formula="of:=DEC2HEX(IF([.B26]=&quot;x&quot;;2^7;0)+IF([.C26]=&quot;x&quot;;2^6;0)+IF([.D26]=&quot;x&quot;;2^5;0)+IF([.E26]=&quot;x&quot;;2^4;0)+IF([.B27]=&quot;x&quot;;2^3;0)+IF([.C27]=&quot;x&quot;;2^2;0)+IF([.D27]=&quot;x&quot;;2^1;0)+IF([.E27]=&quot;x&quot;;2^0;0))" office:value-type="string" office:string-value="CC" calcext:value-type="string">
            <text:p>CC</text:p>
          </table:table-cell>
          <table:table-cell table:formula="of:=DEC2HEX(IF([.B28]=&quot;x&quot;;2^7;0)+IF([.C28]=&quot;x&quot;;2^6;0)+IF([.D28]=&quot;x&quot;;2^5;0)+IF([.E28]=&quot;x&quot;;2^4;0)+IF([.B29]=&quot;x&quot;;2^3;0)+IF([.C29]=&quot;x&quot;;2^2;0)+IF([.D29]=&quot;x&quot;;2^1;0)+IF([.E29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CC" calcext:value-type="string">
            <text:p>CC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 office:value-type="string" calcext:value-type="string">
            <text:p>P_BOX_000: <text:s text:c="9"/></text:p>
          </table:table-cell>
          <table:table-cell table:formula="of:=COM.MICROSOFT.CONCAT(&quot;DW 0x&quot;;[.W26];[.X26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6]=&quot;x&quot;;2^7;0)+IF([.G26]=&quot;x&quot;;2^6;0)+IF([.H26]=&quot;x&quot;;2^5;0)+IF([.I26]=&quot;x&quot;;2^4;0)+IF([.F27]=&quot;x&quot;;2^3;0)+IF([.G27]=&quot;x&quot;;2^2;0)+IF([.H27]=&quot;x&quot;;2^1;0)+IF([.I27]=&quot;x&quot;;2^0;0))" office:value-type="string" office:string-value="CC" calcext:value-type="string">
            <text:p>CC</text:p>
          </table:table-cell>
          <table:table-cell table:formula="of:=DEC2HEX(IF([.F28]=&quot;x&quot;;2^7;0)+IF([.G28]=&quot;x&quot;;2^6;0)+IF([.H28]=&quot;x&quot;;2^5;0)+IF([.I28]=&quot;x&quot;;2^4;0)+IF([.F29]=&quot;x&quot;;2^3;0)+IF([.G29]=&quot;x&quot;;2^2;0)+IF([.H29]=&quot;x&quot;;2^1;0)+IF([.I29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CC" calcext:value-type="string">
            <text:p>CC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 office:value-type="string" calcext:value-type="string">
            <text:p>P_BOX_090: <text:s text:c="9"/></text:p>
          </table:table-cell>
          <table:table-cell table:formula="of:=COM.MICROSOFT.CONCAT(&quot;DW 0x&quot;;[.W27];[.X27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19"/>
          <table:table-cell table:formula="of:=DEC2HEX(IF([.J26]=&quot;x&quot;;2^7;0)+IF([.K26]=&quot;x&quot;;2^6;0)+IF([.L26]=&quot;x&quot;;2^5;0)+IF([.M26]=&quot;x&quot;;2^4;0)+IF([.J27]=&quot;x&quot;;2^3;0)+IF([.K27]=&quot;x&quot;;2^2;0)+IF([.L27]=&quot;x&quot;;2^1;0)+IF([.M27]=&quot;x&quot;;2^0;0))" office:value-type="string" office:string-value="CC" calcext:value-type="string">
            <text:p>CC</text:p>
          </table:table-cell>
          <table:table-cell table:formula="of:=DEC2HEX(IF([.J28]=&quot;x&quot;;2^7;0)+IF([.K28]=&quot;x&quot;;2^6;0)+IF([.L28]=&quot;x&quot;;2^5;0)+IF([.M28]=&quot;x&quot;;2^4;0)+IF([.J29]=&quot;x&quot;;2^3;0)+IF([.K29]=&quot;x&quot;;2^2;0)+IF([.L29]=&quot;x&quot;;2^1;0)+IF([.M29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CC" calcext:value-type="string">
            <text:p>CC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 office:value-type="string" calcext:value-type="string">
            <text:p>P_BOX_180: <text:s text:c="9"/></text:p>
          </table:table-cell>
          <table:table-cell table:formula="of:=COM.MICROSOFT.CONCAT(&quot;DW 0x&quot;;[.W28];[.X28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66"/>
          <table:table-cell table:style-name="ce76" table:number-columns-repeated="3"/>
          <table:table-cell table:style-name="ce66"/>
          <table:table-cell table:style-name="ce76" table:number-columns-repeated="2"/>
          <table:table-cell table:style-name="ce84"/>
          <table:table-cell table:style-name="ce76" table:number-columns-repeated="4"/>
          <table:table-cell table:style-name="ce66"/>
          <table:table-cell table:style-name="ce76" table:number-columns-repeated="2"/>
          <table:table-cell table:style-name="ce84"/>
          <table:table-cell table:number-columns-repeated="2"/>
          <table:table-cell table:formula="of:=DEC2HEX(IF([.N26]=&quot;x&quot;;2^7;0)+IF([.O26]=&quot;x&quot;;2^6;0)+IF([.P26]=&quot;x&quot;;2^5;0)+IF([.Q26]=&quot;x&quot;;2^4;0)+IF([.N27]=&quot;x&quot;;2^3;0)+IF([.O27]=&quot;x&quot;;2^2;0)+IF([.P27]=&quot;x&quot;;2^1;0)+IF([.Q27]=&quot;x&quot;;2^0;0))" office:value-type="string" office:string-value="CC" calcext:value-type="string">
            <text:p>CC</text:p>
          </table:table-cell>
          <table:table-cell table:formula="of:=DEC2HEX(IF([.N28]=&quot;x&quot;;2^7;0)+IF([.O28]=&quot;x&quot;;2^6;0)+IF([.P28]=&quot;x&quot;;2^5;0)+IF([.Q28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/>
          <table:table-cell table:formula="of:=IF(HEX2DEC([.T29])&lt;16;COM.MICROSOFT.CONCAT(&quot;0&quot;;[.T29]);[.T29])" office:value-type="string" office:string-value="CC" calcext:value-type="string">
            <text:p>CC</text:p>
          </table:table-cell>
          <table:table-cell table:formula="of:=IF(HEX2DEC([.U29])&lt;16;COM.MICROSOFT.CONCAT(&quot;0&quot;;[.U29]);[.U29])" office:value-type="string" office:string-value="00" calcext:value-type="string">
            <text:p>00</text:p>
          </table:table-cell>
          <table:table-cell office:value-type="string" calcext:value-type="string">
            <text:p>P_BOX_270: <text:s text:c="9"/></text:p>
          </table:table-cell>
          <table:table-cell table:formula="of:=COM.MICROSOFT.CONCAT(&quot;DW 0x&quot;;[.W29];[.X29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2"/>
          <table:table-cell table:style-name="ce50"/>
          <table:table-cell table:style-name="ce42" table:number-columns-repeated="3"/>
          <table:table-cell table:style-name="ce50"/>
          <table:table-cell table:number-columns-repeated="2"/>
          <table:table-cell table:formula="of:=DEC2HEX(IF([.B30]=&quot;x&quot;;2^7;0)+IF([.C30]=&quot;x&quot;;2^6;0)+IF([.D30]=&quot;x&quot;;2^5;0)+IF([.E30]=&quot;x&quot;;2^4;0)+IF([.B31]=&quot;x&quot;;2^3;0)+IF([.C31]=&quot;x&quot;;2^2;0)+IF([.D31]=&quot;x&quot;;2^1;0)+IF([.E31]=&quot;x&quot;;2^0;0))" office:value-type="string" office:string-value="0" calcext:value-type="string">
            <text:p>0</text:p>
          </table:table-cell>
          <table:table-cell table:formula="of:=DEC2HEX(IF([.B32]=&quot;x&quot;;2^7;0)+IF([.C32]=&quot;x&quot;;2^6;0)+IF([.D32]=&quot;x&quot;;2^5;0)+IF([.E32]=&quot;x&quot;;2^4;0)+IF([.B33]=&quot;x&quot;;2^3;0)+IF([.C33]=&quot;x&quot;;2^2;0)+IF([.D33]=&quot;x&quot;;2^1;0)+IF([.E33]=&quot;x&quot;;2^0;0))" office:value-type="string" office:string-value="0" calcext:value-type="string">
            <text:p>0</text:p>
          </table:table-cell>
          <table:table-cell/>
          <table:table-cell table:formula="of:=IF(HEX2DEC([.T30])&lt;16;COM.MICROSOFT.CONCAT(&quot;0&quot;;[.T30]);[.T30])" office:value-type="string" office:string-value="00" calcext:value-type="string">
            <text:p>00</text:p>
          </table:table-cell>
          <table:table-cell table:formula="of:=IF(HEX2DEC([.U30])&lt;16;COM.MICROSOFT.CONCAT(&quot;0&quot;;[.U30]);[.U30])" office:value-type="string" office:string-value="00" calcext:value-type="string">
            <text:p>00</text:p>
          </table:table-cell>
          <table:table-cell office:value-type="string" calcext:value-type="string">
            <text:p>P_EMPTY_000: <text:s text:c="7"/></text:p>
          </table:table-cell>
          <table:table-cell table:formula="of:=COM.MICROSOFT.CONCAT(&quot;DW 0x&quot;;[.W30];[.X30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F30]=&quot;x&quot;;2^7;0)+IF([.G30]=&quot;x&quot;;2^6;0)+IF([.H30]=&quot;x&quot;;2^5;0)+IF([.I30]=&quot;x&quot;;2^4;0)+IF([.F31]=&quot;x&quot;;2^3;0)+IF([.G31]=&quot;x&quot;;2^2;0)+IF([.H31]=&quot;x&quot;;2^1;0)+IF([.I31]=&quot;x&quot;;2^0;0))" office:value-type="string" office:string-value="0" calcext:value-type="string">
            <text:p>0</text:p>
          </table:table-cell>
          <table:table-cell table:formula="of:=DEC2HEX(IF([.F32]=&quot;x&quot;;2^7;0)+IF([.G32]=&quot;x&quot;;2^6;0)+IF([.H32]=&quot;x&quot;;2^5;0)+IF([.I32]=&quot;x&quot;;2^4;0)+IF([.F33]=&quot;x&quot;;2^3;0)+IF([.G33]=&quot;x&quot;;2^2;0)+IF([.H33]=&quot;x&quot;;2^1;0)+IF([.I33]=&quot;x&quot;;2^0;0))" office:value-type="string" office:string-value="0" calcext:value-type="string">
            <text:p>0</text:p>
          </table:table-cell>
          <table:table-cell/>
          <table:table-cell table:formula="of:=IF(HEX2DEC([.T31])&lt;16;COM.MICROSOFT.CONCAT(&quot;0&quot;;[.T31]);[.T31])" office:value-type="string" office:string-value="00" calcext:value-type="string">
            <text:p>00</text:p>
          </table:table-cell>
          <table:table-cell table:formula="of:=IF(HEX2DEC([.U31])&lt;16;COM.MICROSOFT.CONCAT(&quot;0&quot;;[.U31]);[.U31])" office:value-type="string" office:string-value="00" calcext:value-type="string">
            <text:p>00</text:p>
          </table:table-cell>
          <table:table-cell office:value-type="string" calcext:value-type="string">
            <text:p>P_EMPTY_090: <text:s text:c="7"/></text:p>
          </table:table-cell>
          <table:table-cell table:formula="of:=COM.MICROSOFT.CONCAT(&quot;DW 0x&quot;;[.W31];[.X31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J30]=&quot;x&quot;;2^7;0)+IF([.K30]=&quot;x&quot;;2^6;0)+IF([.L30]=&quot;x&quot;;2^5;0)+IF([.M30]=&quot;x&quot;;2^4;0)+IF([.J31]=&quot;x&quot;;2^3;0)+IF([.K31]=&quot;x&quot;;2^2;0)+IF([.L31]=&quot;x&quot;;2^1;0)+IF([.M31]=&quot;x&quot;;2^0;0))" office:value-type="string" office:string-value="0" calcext:value-type="string">
            <text:p>0</text:p>
          </table:table-cell>
          <table:table-cell table:formula="of:=DEC2HEX(IF([.J32]=&quot;x&quot;;2^7;0)+IF([.K32]=&quot;x&quot;;2^6;0)+IF([.L32]=&quot;x&quot;;2^5;0)+IF([.M32]=&quot;x&quot;;2^4;0)+IF([.J33]=&quot;x&quot;;2^3;0)+IF([.K33]=&quot;x&quot;;2^2;0)+IF([.L33]=&quot;x&quot;;2^1;0)+IF([.M33]=&quot;x&quot;;2^0;0))" office:value-type="string" office:string-value="0" calcext:value-type="string">
            <text:p>0</text:p>
          </table:table-cell>
          <table:table-cell/>
          <table:table-cell table:formula="of:=IF(HEX2DEC([.T32])&lt;16;COM.MICROSOFT.CONCAT(&quot;0&quot;;[.T32]);[.T32])" office:value-type="string" office:string-value="00" calcext:value-type="string">
            <text:p>00</text:p>
          </table:table-cell>
          <table:table-cell table:formula="of:=IF(HEX2DEC([.U32])&lt;16;COM.MICROSOFT.CONCAT(&quot;0&quot;;[.U32]);[.U32])" office:value-type="string" office:string-value="00" calcext:value-type="string">
            <text:p>00</text:p>
          </table:table-cell>
          <table:table-cell office:value-type="string" calcext:value-type="string">
            <text:p>P_EMPTY_180: <text:s text:c="7"/></text:p>
          </table:table-cell>
          <table:table-cell table:formula="of:=COM.MICROSOFT.CONCAT(&quot;DW 0x&quot;;[.W32];[.X32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2"/>
          <table:table-cell table:style-name="ce52"/>
          <table:table-cell table:style-name="ce43" table:number-columns-repeated="3"/>
          <table:table-cell table:style-name="ce52"/>
          <table:table-cell table:number-columns-repeated="2"/>
          <table:table-cell table:formula="of:=DEC2HEX(IF([.N30]=&quot;x&quot;;2^7;0)+IF([.O30]=&quot;x&quot;;2^6;0)+IF([.P30]=&quot;x&quot;;2^5;0)+IF([.Q30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N32]=&quot;x&quot;;2^7;0)+IF([.O32]=&quot;x&quot;;2^6;0)+IF([.P32]=&quot;x&quot;;2^5;0)+IF([.Q32]=&quot;x&quot;;2^4;0)+IF([.N33]=&quot;x&quot;;2^3;0)+IF([.O33]=&quot;x&quot;;2^2;0)+IF([.P33]=&quot;x&quot;;2^1;0)+IF([.Q33]=&quot;x&quot;;2^0;0))" office:value-type="string" office:string-value="0" calcext:value-type="string">
            <text:p>0</text:p>
          </table:table-cell>
          <table:table-cell/>
          <table:table-cell table:formula="of:=IF(HEX2DEC([.T33])&lt;16;COM.MICROSOFT.CONCAT(&quot;0&quot;;[.T33]);[.T33])" office:value-type="string" office:string-value="00" calcext:value-type="string">
            <text:p>00</text:p>
          </table:table-cell>
          <table:table-cell table:formula="of:=IF(HEX2DEC([.U33])&lt;16;COM.MICROSOFT.CONCAT(&quot;0&quot;;[.U33]);[.U33])" office:value-type="string" office:string-value="00" calcext:value-type="string">
            <text:p>00</text:p>
          </table:table-cell>
          <table:table-cell office:value-type="string" calcext:value-type="string">
            <text:p>P_EMPTY_270: <text:s text:c="7"/></text:p>
          </table:table-cell>
          <table:table-cell table:formula="of:=COM.MICROSOFT.CONCAT(&quot;DW 0x&quot;;[.W33];[.X33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ize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6" table:formula="of:=32*16/8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7" table:formula="of:=COM.MICROSOFT.CONCAT(&quot;0x&quot;;DEC2HEX([.B36]))" office:value-type="string" office:string-value="0x40" calcext:value-type="string" table:number-columns-spanned="4" table:number-rows-spanned="1">
            <text:p>0x40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calcext:conditional-formats>
          <calcext:conditional-format calcext:target-range-address="Sheet1.B2:Sheet1.Q29">
            <calcext:condition calcext:apply-style-name="Tetris" calcext:value="=&quot;x&quot;" calcext:base-cell-address="Sheet1.B2"/>
          </calcext:conditional-format>
        </calcext:conditional-formats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7" table:default-cell-style-name="ce14"/>
        <table:table-row table:style-name="ro1"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Current Piece Index</text:p>
          </table:table-cell>
          <table:table-cell office:value-type="string" calcext:value-type="string">
            <text:p>0-6</text:p>
          </table:table-cell>
        </table:table-row>
        <table:table-row table:style-name="ro1">
          <table:table-cell/>
          <table:table-cell office:value-type="string" calcext:value-type="string">
            <text:p>Current Piece Rotation Index</text:p>
          </table:table-cell>
          <table:table-cell office:value-type="string" calcext:value-type="string">
            <text:p>0-3</text:p>
          </table:table-cell>
        </table:table-row>
        <table:table-row table:style-name="ro1">
          <table:table-cell/>
          <table:table-cell office:value-type="string" calcext:value-type="string">
            <text:p>Current Piece Compressed</text:p>
          </table:table-cell>
          <table:table-cell office:value-type="string" calcext:value-type="string">
            <text:p>2 byte</text:p>
          </table:table-cell>
        </table:table-row>
        <table:table-row table:style-name="ro1">
          <table:table-cell/>
          <table:table-cell office:value-type="string" calcext:value-type="string">
            <text:p>Current Piece Decompressed</text:p>
          </table:table-cell>
          <table:table-cell office:value-type="string" calcext:value-type="string">
            <text:p>8 byte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64 byte</text:p>
          </table:table-cell>
        </table:table-row>
        <table:table-row table:style-name="ro1">
          <table:table-cell/>
          <table:table-cell office:value-type="string" calcext:value-type="string">
            <text:p>Horizontal Position Index</text:p>
          </table:table-cell>
          <table:table-cell office:value-type="string" calcext:value-type="string">
            <text:p>0-13</text:p>
          </table:table-cell>
        </table:table-row>
        <table:table-row table:style-name="ro1">
          <table:table-cell/>
          <table:table-cell office:value-type="string" calcext:value-type="string">
            <text:p>Vertical Position Index</text:p>
          </table:table-cell>
          <table:table-cell office:value-type="string" calcext:value-type="string">
            <text:p>0-29</text:p>
          </table:table-cell>
        </table:table-row>
        <table:table-row table:style-name="ro1">
          <table:table-cell/>
          <table:table-cell office:value-type="string" calcext:value-type="string">
            <text:p>Collision Subsection</text:p>
          </table:table-cell>
          <table:table-cell office:value-type="string" calcext:value-type="string">
            <text:p>8 byt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Matrix" table:style-name="ta1">
        <table:table-column table:style-name="co15" table:default-cell-style-name="Default"/>
        <table:table-column table:style-name="co15" table:number-columns-repeated="8" table:default-cell-style-name="ce37"/>
        <table:table-column table:style-name="co15" table:number-columns-repeated="8" table:default-cell-style-name="ce38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16" calcext:value-type="float">
            <text:p>16</text:p>
          </table:table-cell>
          <table:table-cell table:style-name="ce38" table:number-columns-repeated="7"/>
          <table:table-cell table:style-name="ce37" office:value-type="float" office:value="17" calcext:value-type="float">
            <text:p>1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8" calcext:value-type="float">
            <text:p>18</text:p>
          </table:table-cell>
          <table:table-cell table:style-name="ce38" table:number-columns-repeated="7"/>
          <table:table-cell table:style-name="ce37" office:value-type="float" office:value="19" calcext:value-type="float">
            <text:p>1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  <table:table-cell table:style-name="ce37" office:value-type="float" office:value="21" calcext:value-type="float">
            <text:p>2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2" calcext:value-type="float">
            <text:p>22</text:p>
          </table:table-cell>
          <table:table-cell table:style-name="ce38" table:number-columns-repeated="3"/>
          <table:table-cell table:style-name="ce17" office:value-type="float" office:value="5" calcext:value-type="float">
            <text:p>5</text:p>
          </table:table-cell>
          <table:table-cell table:style-name="ce38" table:number-columns-repeated="3"/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9" office:value-type="float" office:value="1" calcext:value-type="float">
            <text:p>1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24" calcext:value-type="float">
            <text:p>24</text:p>
          </table:table-cell>
          <table:table-cell table:style-name="ce38" table:number-columns-repeated="7"/>
          <table:table-cell table:style-name="ce37" office:value-type="float" office:value="25" calcext:value-type="float">
            <text:p>25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  <table:table-cell table:style-name="ce37" office:value-type="float" office:value="27" calcext:value-type="float">
            <text:p>2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8" calcext:value-type="float">
            <text:p>28</text:p>
          </table:table-cell>
          <table:table-cell table:style-name="ce38" table:number-columns-repeated="7"/>
          <table:table-cell table:style-name="ce37" office:value-type="float" office:value="29" calcext:value-type="float">
            <text:p>2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  <table:table-cell table:style-name="ce37" office:value-type="float" office:value="31" calcext:value-type="float">
            <text:p>31</text:p>
          </table:table-cell>
          <table:table-cell table:style-name="ce37"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  <table:table-cell table:style-name="ce37" office:value-type="float" office:value="49" calcext:value-type="float">
            <text:p>4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0" calcext:value-type="float">
            <text:p>50</text:p>
          </table:table-cell>
          <table:table-cell table:style-name="ce38" table:number-columns-repeated="7"/>
          <table:table-cell table:style-name="ce37" office:value-type="float" office:value="51" calcext:value-type="float">
            <text:p>5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2" calcext:value-type="float">
            <text:p>52</text:p>
          </table:table-cell>
          <table:table-cell table:style-name="ce38" table:number-columns-repeated="7"/>
          <table:table-cell table:style-name="ce37" office:value-type="float" office:value="53" calcext:value-type="float">
            <text:p>53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4" calcext:value-type="float">
            <text:p>54</text:p>
          </table:table-cell>
          <table:table-cell table:style-name="ce38" table:number-columns-repeated="3"/>
          <table:table-cell table:style-name="ce17" office:value-type="float" office:value="7" calcext:value-type="float">
            <text:p>7</text:p>
          </table:table-cell>
          <table:table-cell table:style-name="ce38" table:number-columns-repeated="3"/>
          <table:table-cell table:style-name="ce37" office:value-type="float" office:value="55" calcext:value-type="float">
            <text:p>55</text:p>
          </table:table-cell>
          <table:table-cell table:style-name="ce37" table:number-columns-repeated="3"/>
          <table:table-cell table:style-name="ce39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56" calcext:value-type="float">
            <text:p>56</text:p>
          </table:table-cell>
          <table:table-cell table:style-name="ce38" table:number-columns-repeated="7"/>
          <table:table-cell table:style-name="ce37" office:value-type="float" office:value="57" calcext:value-type="float">
            <text:p>5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8" calcext:value-type="float">
            <text:p>58</text:p>
          </table:table-cell>
          <table:table-cell table:style-name="ce38" table:number-columns-repeated="7"/>
          <table:table-cell table:style-name="ce37" office:value-type="float" office:value="59" calcext:value-type="float">
            <text:p>5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0" calcext:value-type="float">
            <text:p>60</text:p>
          </table:table-cell>
          <table:table-cell table:style-name="ce38" table:number-columns-repeated="7"/>
          <table:table-cell table:style-name="ce37" office:value-type="float" office:value="61" calcext:value-type="float">
            <text:p>6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2" calcext:value-type="float">
            <text:p>62</text:p>
          </table:table-cell>
          <table:table-cell table:style-name="ce38" table:number-columns-repeated="7"/>
          <table:table-cell table:style-name="ce37" office:value-type="float" office:value="63" calcext:value-type="float">
            <text:p>63</text:p>
          </table:table-cell>
          <table:table-cell table:style-name="ce37" table:number-columns-repeated="7"/>
        </table:table-row>
      </table:table>
      <table:table table:name="3 Matrixes" table:style-name="ta1">
        <table:table-column table:style-name="co15" table:default-cell-style-name="Default"/>
        <table:table-column table:style-name="co15" table:number-columns-repeated="24" table:default-cell-style-name="ce92"/>
        <table:table-column table:style-name="co15" table:number-columns-repeated="8" table:default-cell-style-name="ce93"/>
        <table:table-column table:style-name="co15" table:number-columns-repeated="4" table:default-cell-style-name="Default"/>
        <table:table-row table:style-name="ro1">
          <table:table-cell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 table:style-name="Default" table:number-columns-repeated="6"/>
          <table:table-cell table:style-name="ce51"/>
          <table:table-cell table:number-columns-repeated="4"/>
        </table:table-row>
        <table:table-row table:style-name="ro1">
          <table:table-cell table:style-name="ce42"/>
          <table:table-cell table:number-columns-repeated="32"/>
          <table:table-cell table:style-name="ce42"/>
          <table:table-cell table:number-columns-repeated="3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style-name="ce43"/>
          <table:table-cell table:number-columns-repeated="32"/>
          <table:table-cell table:style-name="ce43"/>
          <table:table-cell table:number-columns-repeated="3"/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style-name="ce42"/>
          <table:table-cell table:number-columns-repeated="32"/>
          <table:table-cell table:style-name="ce42"/>
          <table:table-cell table:number-columns-repeated="3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style-name="ce43"/>
          <table:table-cell table:number-columns-repeated="32"/>
          <table:table-cell table:style-name="ce43"/>
          <table:table-cell table:number-columns-repeated="3"/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style-name="ce42"/>
          <table:table-cell table:number-columns-repeated="32"/>
          <table:table-cell table:style-name="ce42"/>
          <table:table-cell table:number-columns-repeated="3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style-name="ce43"/>
          <table:table-cell table:number-columns-repeated="32"/>
          <table:table-cell table:style-name="ce43"/>
          <table:table-cell table:number-columns-repeated="3"/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style-name="ce42"/>
          <table:table-cell table:style-name="ce25"/>
          <table:table-cell table:style-name="Default" table:number-columns-repeated="7"/>
          <table:table-cell table:style-name="ce25"/>
          <table:table-cell table:style-name="Default" table:number-columns-repeated="6"/>
          <table:table-cell table:style-name="ce51"/>
          <table:table-cell table:style-name="Default" table:number-columns-repeated="8"/>
          <table:table-cell table:style-name="ce25"/>
          <table:table-cell table:style-name="Default" table:number-columns-repeated="6"/>
          <table:table-cell table:style-name="ce51"/>
          <table:table-cell table:style-name="ce42"/>
          <table:table-cell table:number-columns-repeated="3"/>
        </table:table-row>
        <calcext:conditional-formats>
          <calcext:conditional-format calcext:target-range-address="'3 Matrixes'.B2:'3 Matrixes'.AG49">
            <calcext:condition calcext:apply-style-name="Tetris" calcext:value="=&quot;x&quot;" calcext:base-cell-address="'3 Matrixe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tris" style:family="table-cell" style:parent-style-name="Good">
      <style:table-cell-properties fo:background-color="#2a6099"/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0:17:00.754286720</meta:creation-date>
    <dc:date>2023-01-29T15:18:52.398418428</dc:date>
    <meta:editing-duration>PT11H30M16S</meta:editing-duration>
    <meta:editing-cycles>17</meta:editing-cycles>
    <meta:generator>LibreOffice/7.3.7.2$Linux_X86_64 LibreOffice_project/30$Build-2</meta:generator>
    <meta:document-statistic meta:table-count="5" meta:cell-count="679" meta:object-count="0"/>
  </office:meta>
</office:document-meta>
</file>